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303">
            <text:p>30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08">
            <text:p>30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16">
            <text:p>51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9591">
            <text:p>2959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748">
            <text:p>2974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148">
            <text:p>3014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29">
            <text:p>2021-04-2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6 - 1.16)">
            <text:p>(0.66 - 1.1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1">
            <text:p>1.0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00">
            <text:p>400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06044376434583">
            <text:p>0.0306044376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0895132969491">
            <text:p>1.1089513297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2.9934164712372">
            <text:p>22.9934164712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598.875">
            <text:p>598.87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07635999383572">
            <text:p>0.030763599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0952754198334">
            <text:p>1.109527542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2.8762300877276">
            <text:p>22.876230087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04.5">
            <text:p>404.5</text:p>
          </table:table-cell>
          <table:table-cell office:value-type="float" office:value="727.25">
            <text:p>727.25</text:p>
          </table:table-cell>
          <table:table-cell office:value-type="float" office:value="0.0100176872407904">
            <text:p>0.0100176872</text:p>
          </table:table-cell>
          <table:table-cell office:value-type="float" office:value="0.0313201703445606">
            <text:p>0.0313201703</text:p>
          </table:table-cell>
          <table:table-cell office:value-type="float" office:value="0.0332047301616291">
            <text:p>0.0332047302</text:p>
          </table:table-cell>
          <table:table-cell office:value-type="float" office:value="1.03525859929577">
            <text:p>1.0352585993</text:p>
          </table:table-cell>
          <table:table-cell office:value-type="float" office:value="1.11154326422397">
            <text:p>1.1115432642</text:p>
          </table:table-cell>
          <table:table-cell office:value-type="float" office:value="1.11837756161171">
            <text:p>1.1183775616</text:p>
          </table:table-cell>
          <table:table-cell office:value-type="float" office:value="0">
            <text:p>0</text:p>
          </table:table-cell>
          <table:table-cell office:value-type="float" office:value="22.4758079136584">
            <text:p>22.4758079137</text:p>
          </table:table-cell>
          <table:table-cell office:value-type="float" office:value="21.2196397702672">
            <text:p>21.21963977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54.375">
            <text:p>454.375</text:p>
          </table:table-cell>
          <table:table-cell office:value-type="float" office:value="749">
            <text:p>749</text:p>
          </table:table-cell>
          <table:table-cell office:value-type="float" office:value="0.0259433962264151">
            <text:p>0.0259433962</text:p>
          </table:table-cell>
          <table:table-cell office:value-type="float" office:value="0.0323030712356036">
            <text:p>0.0323030712</text:p>
          </table:table-cell>
          <table:table-cell office:value-type="float" office:value="0.0316634960896216">
            <text:p>0.0316634961</text:p>
          </table:table-cell>
          <table:table-cell office:value-type="float" office:value="1.09212108401566">
            <text:p>1.092121084</text:p>
          </table:table-cell>
          <table:table-cell office:value-type="float" office:value="1.11510598661067">
            <text:p>1.1151059866</text:p>
          </table:table-cell>
          <table:table-cell office:value-type="float" office:value="1.11278728720353">
            <text:p>1.1127872872</text:p>
          </table:table-cell>
          <table:table-cell office:value-type="float" office:value="27.0627673076432">
            <text:p>27.0627673076</text:p>
          </table:table-cell>
          <table:table-cell office:value-type="float" office:value="21.8023619672346">
            <text:p>21.8023619672</text:p>
          </table:table-cell>
          <table:table-cell office:value-type="float" office:value="22.2358231643965">
            <text:p>22.235823164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402">
            <text:p>10402</text:p>
          </table:table-cell>
          <table:table-cell office:value-type="float" office:value="13944">
            <text:p>13944</text:p>
          </table:table-cell>
          <table:table-cell office:value-type="float" office:value="23162">
            <text:p>23162</text:p>
          </table:table-cell>
          <table:table-cell office:value-type="float" office:value="366.25">
            <text:p>366.25</text:p>
          </table:table-cell>
          <table:table-cell office:value-type="float" office:value="349">
            <text:p>349</text:p>
          </table:table-cell>
          <table:table-cell office:value-type="float" office:value="793.5">
            <text:p>793.5</text:p>
          </table:table-cell>
          <table:table-cell office:value-type="float" office:value="0.0352095750817151">
            <text:p>0.0352095751</text:p>
          </table:table-cell>
          <table:table-cell office:value-type="float" office:value="0.0250286861732645">
            <text:p>0.0250286862</text:p>
          </table:table-cell>
          <table:table-cell office:value-type="float" office:value="0.0342586995941629">
            <text:p>0.0342586996</text:p>
          </table:table-cell>
          <table:table-cell office:value-type="float" office:value="1.12566335257378">
            <text:p>1.1256633526</text:p>
          </table:table-cell>
          <table:table-cell office:value-type="float" office:value="1.08882821446428">
            <text:p>1.0888282145</text:p>
          </table:table-cell>
          <table:table-cell office:value-type="float" office:value="1.12220581923542">
            <text:p>1.1222058192</text:p>
          </table:table-cell>
          <table:table-cell office:value-type="float" office:value="20.0309010347765">
            <text:p>20.0309010348</text:p>
          </table:table-cell>
          <table:table-cell office:value-type="float" office:value="28.0392553882746">
            <text:p>28.0392553883</text:p>
          </table:table-cell>
          <table:table-cell office:value-type="float" office:value="20.5773626234871">
            <text:p>20.577362623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455">
            <text:p>22455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690">
            <text:p>690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07281229124916">
            <text:p>0.0307281229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0939909656766">
            <text:p>1.1093990966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2.9022456171231">
            <text:p>22.902245617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415">
            <text:p>22415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565.875">
            <text:p>565.875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252453714030783">
            <text:p>0.0252453714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08960796431424">
            <text:p>1.0896079643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7.8015400206259">
            <text:p>27.80154002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084">
            <text:p>24084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761.125">
            <text:p>761.12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316029314067431">
            <text:p>0.0316029314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11256780065966">
            <text:p>1.1125678007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22.2777791353663">
            <text:p>22.277779135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162">
            <text:p>17162</text:p>
          </table:table-cell>
          <table:table-cell office:value-type="float" office:value="24815">
            <text:p>24815</text:p>
          </table:table-cell>
          <table:table-cell office:value-type="float" office:value="264">
            <text:p>264</text:p>
          </table:table-cell>
          <table:table-cell office:value-type="float" office:value="669.375">
            <text:p>669.375</text:p>
          </table:table-cell>
          <table:table-cell office:value-type="float" office:value="336.375">
            <text:p>336.375</text:p>
          </table:table-cell>
          <table:table-cell office:value-type="float" office:value="0.02537241710716">
            <text:p>0.0253724171</text:p>
          </table:table-cell>
          <table:table-cell office:value-type="float" office:value="0.0390033212912248">
            <text:p>0.0390033213</text:p>
          </table:table-cell>
          <table:table-cell office:value-type="float" office:value="0.0135553092887367">
            <text:p>0.0135553093</text:p>
          </table:table-cell>
          <table:table-cell office:value-type="float" office:value="1.09006522859278">
            <text:p>1.0900652286</text:p>
          </table:table-cell>
          <table:table-cell office:value-type="float" office:value="1.13949329229991">
            <text:p>1.1394932923</text:p>
          </table:table-cell>
          <table:table-cell office:value-type="float" office:value="1.04780372547401">
            <text:p>1.0478037255</text:p>
          </table:table-cell>
          <table:table-cell office:value-type="float" office:value="27.6640521305895">
            <text:p>27.6640521306</text:p>
          </table:table-cell>
          <table:table-cell office:value-type="float" office:value="18.1158547359006">
            <text:p>18.1158547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11275">
            <text:p>11275</text:p>
          </table:table-cell>
          <table:table-cell office:value-type="float" office:value="16532">
            <text:p>16532</text:p>
          </table:table-cell>
          <table:table-cell office:value-type="float" office:value="25278">
            <text:p>25278</text:p>
          </table:table-cell>
          <table:table-cell office:value-type="float" office:value="328.625">
            <text:p>328.625</text:p>
          </table:table-cell>
          <table:table-cell office:value-type="float" office:value="597.25">
            <text:p>597.25</text:p>
          </table:table-cell>
          <table:table-cell office:value-type="float" office:value="260.375">
            <text:p>260.375</text:p>
          </table:table-cell>
          <table:table-cell office:value-type="float" office:value="0.0291463414634146">
            <text:p>0.0291463415</text:p>
          </table:table-cell>
          <table:table-cell office:value-type="float" office:value="0.0361269053955964">
            <text:p>0.0361269054</text:p>
          </table:table-cell>
          <table:table-cell office:value-type="float" office:value="0.0103004588970646">
            <text:p>0.0103004589</text:p>
          </table:table-cell>
          <table:table-cell office:value-type="float" office:value="1.10367723319453">
            <text:p>1.1036772332</text:p>
          </table:table-cell>
          <table:table-cell office:value-type="float" office:value="1.12900226933977">
            <text:p>1.1290022693</text:p>
          </table:table-cell>
          <table:table-cell office:value-type="float" office:value="1.03625956106857">
            <text:p>1.0362595611</text:p>
          </table:table-cell>
          <table:table-cell office:value-type="float" office:value="24.1265328698922">
            <text:p>24.1265328699</text:p>
          </table:table-cell>
          <table:table-cell office:value-type="float" office:value="19.5309768974335">
            <text:p>19.5309768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722">
            <text:p>16722</text:p>
          </table:table-cell>
          <table:table-cell office:value-type="float" office:value="27061">
            <text:p>27061</text:p>
          </table:table-cell>
          <table:table-cell office:value-type="float" office:value="410">
            <text:p>410</text:p>
          </table:table-cell>
          <table:table-cell office:value-type="float" office:value="519.25">
            <text:p>519.25</text:p>
          </table:table-cell>
          <table:table-cell office:value-type="float" office:value="576.375">
            <text:p>576.375</text:p>
          </table:table-cell>
          <table:table-cell office:value-type="float" office:value="0.0323624595469256">
            <text:p>0.0323624595</text:p>
          </table:table-cell>
          <table:table-cell office:value-type="float" office:value="0.0310519076665471">
            <text:p>0.0310519077</text:p>
          </table:table-cell>
          <table:table-cell office:value-type="float" office:value="0.0212991020287499">
            <text:p>0.021299102</text:p>
          </table:table-cell>
          <table:table-cell office:value-type="float" office:value="1.11532137283858">
            <text:p>1.1153213728</text:p>
          </table:table-cell>
          <table:table-cell office:value-type="float" office:value="1.11057154993359">
            <text:p>1.1105715499</text:p>
          </table:table-cell>
          <table:table-cell office:value-type="float" office:value="1.0754360145252">
            <text:p>1.0754360145</text:p>
          </table:table-cell>
          <table:table-cell office:value-type="float" office:value="21.7629817826008">
            <text:p>21.7629817826</text:p>
          </table:table-cell>
          <table:table-cell office:value-type="float" office:value="22.6670165241993">
            <text:p>22.6670165242</text:p>
          </table:table-cell>
          <table:table-cell office:value-type="float" office:value="32.8888493643441">
            <text:p>32.888849364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3885">
            <text:p>13885</text:p>
          </table:table-cell>
          <table:table-cell office:value-type="float" office:value="17923">
            <text:p>17923</text:p>
          </table:table-cell>
          <table:table-cell office:value-type="float" office:value="27756">
            <text:p>27756</text:p>
          </table:table-cell>
          <table:table-cell office:value-type="float" office:value="225.125">
            <text:p>225.125</text:p>
          </table:table-cell>
          <table:table-cell office:value-type="float" office:value="625.125">
            <text:p>625.125</text:p>
          </table:table-cell>
          <table:table-cell office:value-type="float" office:value="652.25">
            <text:p>652.25</text:p>
          </table:table-cell>
          <table:table-cell office:value-type="float" office:value="0.0162135397911415">
            <text:p>0.0162135398</text:p>
          </table:table-cell>
          <table:table-cell office:value-type="float" office:value="0.0348783685766892">
            <text:p>0.0348783686</text:p>
          </table:table-cell>
          <table:table-cell office:value-type="float" office:value="0.0234994235480617">
            <text:p>0.0234994235</text:p>
          </table:table-cell>
          <table:table-cell office:value-type="float" office:value="1.05726263185921">
            <text:p>1.0572626319</text:p>
          </table:table-cell>
          <table:table-cell office:value-type="float" office:value="1.12445863118377">
            <text:p>1.1244586312</text:p>
          </table:table-cell>
          <table:table-cell office:value-type="float" office:value="1.08333033931611">
            <text:p>1.0833303393</text:p>
          </table:table-cell>
          <table:table-cell office:value-type="float" office:value="0">
            <text:p>0</text:p>
          </table:table-cell>
          <table:table-cell office:value-type="float" office:value="20.2178617270646">
            <text:p>20.2178617271</text:p>
          </table:table-cell>
          <table:table-cell office:value-type="float" office:value="29.8415801719575">
            <text:p>29.84158017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3395">
            <text:p>13395</text:p>
          </table:table-cell>
          <table:table-cell office:value-type="float" office:value="18213">
            <text:p>18213</text:p>
          </table:table-cell>
          <table:table-cell office:value-type="float" office:value="25790">
            <text:p>25790</text:p>
          </table:table-cell>
          <table:table-cell office:value-type="float" office:value="540.875">
            <text:p>540.875</text:p>
          </table:table-cell>
          <table:table-cell office:value-type="float" office:value="188.375">
            <text:p>188.375</text:p>
          </table:table-cell>
          <table:table-cell office:value-type="float" office:value="725.875">
            <text:p>725.875</text:p>
          </table:table-cell>
          <table:table-cell office:value-type="float" office:value="0.0403788727136991">
            <text:p>0.0403788727</text:p>
          </table:table-cell>
          <table:table-cell office:value-type="float" office:value="0.0103428869488827">
            <text:p>0.0103428869</text:p>
          </table:table-cell>
          <table:table-cell office:value-type="float" office:value="0.0281455990694067">
            <text:p>0.0281455991</text:p>
          </table:table-cell>
          <table:table-cell office:value-type="float" office:value="1.14452174308674">
            <text:p>1.1445217431</text:p>
          </table:table-cell>
          <table:table-cell office:value-type="float" office:value="1.03640977592955">
            <text:p>1.0364097759</text:p>
          </table:table-cell>
          <table:table-cell office:value-type="float" office:value="1.100062259247">
            <text:p>1.1000622592</text:p>
          </table:table-cell>
          <table:table-cell office:value-type="float" office:value="17.510372613034">
            <text:p>17.510372613</text:p>
          </table:table-cell>
          <table:table-cell office:value-type="float" office:value="0">
            <text:p>0</text:p>
          </table:table-cell>
          <table:table-cell office:value-type="float" office:value="24.9721661644394">
            <text:p>24.972166164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3052">
            <text:p>13052</text:p>
          </table:table-cell>
          <table:table-cell office:value-type="float" office:value="18668">
            <text:p>18668</text:p>
          </table:table-cell>
          <table:table-cell office:value-type="float" office:value="25429">
            <text:p>25429</text:p>
          </table:table-cell>
          <table:table-cell office:value-type="float" office:value="452.75">
            <text:p>452.75</text:p>
          </table:table-cell>
          <table:table-cell office:value-type="float" office:value="856.375">
            <text:p>856.375</text:p>
          </table:table-cell>
          <table:table-cell office:value-type="float" office:value="359.125">
            <text:p>359.125</text:p>
          </table:table-cell>
          <table:table-cell office:value-type="float" office:value="0.0346881703953417">
            <text:p>0.0346881704</text:p>
          </table:table-cell>
          <table:table-cell office:value-type="float" office:value="0.0458739554317549">
            <text:p>0.0458739554</text:p>
          </table:table-cell>
          <table:table-cell office:value-type="float" office:value="0.0141226552361477">
            <text:p>0.0141226552</text:p>
          </table:table-cell>
          <table:table-cell office:value-type="float" office:value="1.12376700394783">
            <text:p>1.1237670039</text:p>
          </table:table-cell>
          <table:table-cell office:value-type="float" office:value="1.16468350679357">
            <text:p>1.1646835068</text:p>
          </table:table-cell>
          <table:table-cell office:value-type="float" office:value="1.04982021413272">
            <text:p>1.0498202141</text:p>
          </table:table-cell>
          <table:table-cell office:value-type="float" office:value="20.3268391602612">
            <text:p>20.3268391603</text:p>
          </table:table-cell>
          <table:table-cell office:value-type="float" office:value="15.4538022488686">
            <text:p>15.4538022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3252">
            <text:p>13252</text:p>
          </table:table-cell>
          <table:table-cell office:value-type="float" office:value="20144">
            <text:p>20144</text:p>
          </table:table-cell>
          <table:table-cell office:value-type="float" office:value="27724">
            <text:p>27724</text:p>
          </table:table-cell>
          <table:table-cell office:value-type="float" office:value="439.875">
            <text:p>439.875</text:p>
          </table:table-cell>
          <table:table-cell office:value-type="float" office:value="451.5">
            <text:p>451.5</text:p>
          </table:table-cell>
          <table:table-cell office:value-type="float" office:value="1146">
            <text:p>1146</text:p>
          </table:table-cell>
          <table:table-cell office:value-type="float" office:value="0.0331931029278599">
            <text:p>0.0331931029</text:p>
          </table:table-cell>
          <table:table-cell office:value-type="float" office:value="0.0224136219221604">
            <text:p>0.0224136219</text:p>
          </table:table-cell>
          <table:table-cell office:value-type="float" office:value="0.0413360265473958">
            <text:p>0.0413360265</text:p>
          </table:table-cell>
          <table:table-cell office:value-type="float" office:value="1.11833535312819">
            <text:p>1.1183353531</text:p>
          </table:table-cell>
          <table:table-cell office:value-type="float" office:value="1.07943232280499">
            <text:p>1.0794323228</text:p>
          </table:table-cell>
          <table:table-cell office:value-type="float" office:value="1.14802508041371">
            <text:p>1.1480250804</text:p>
          </table:table-cell>
          <table:table-cell office:value-type="float" office:value="21.2269527212188">
            <text:p>21.2269527212</text:p>
          </table:table-cell>
          <table:table-cell office:value-type="float" office:value="31.2705574768619">
            <text:p>31.2705574769</text:p>
          </table:table-cell>
          <table:table-cell office:value-type="float" office:value="17.1128312580872">
            <text:p>17.112831258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13885">
            <text:p>13885</text:p>
          </table:table-cell>
          <table:table-cell office:value-type="float" office:value="20332">
            <text:p>20332</text:p>
          </table:table-cell>
          <table:table-cell office:value-type="float" office:value="29007">
            <text:p>29007</text:p>
          </table:table-cell>
          <table:table-cell office:value-type="float" office:value="225.125">
            <text:p>225.125</text:p>
          </table:table-cell>
          <table:table-cell office:value-type="float" office:value="490.125">
            <text:p>490.125</text:p>
          </table:table-cell>
          <table:table-cell office:value-type="float" office:value="1185.75">
            <text:p>1185.75</text:p>
          </table:table-cell>
          <table:table-cell office:value-type="float" office:value="0.0162135397911415">
            <text:p>0.0162135398</text:p>
          </table:table-cell>
          <table:table-cell office:value-type="float" office:value="0.0241060889238639">
            <text:p>0.0241060889</text:p>
          </table:table-cell>
          <table:table-cell office:value-type="float" office:value="0.0408780639156066">
            <text:p>0.0408780639</text:p>
          </table:table-cell>
          <table:table-cell office:value-type="float" office:value="1.05726263185921">
            <text:p>1.0572626319</text:p>
          </table:table-cell>
          <table:table-cell office:value-type="float" office:value="1.08551027413901">
            <text:p>1.0855102741</text:p>
          </table:table-cell>
          <table:table-cell office:value-type="float" office:value="1.14634841527922">
            <text:p>1.1463484153</text:p>
          </table:table-cell>
          <table:table-cell office:value-type="float" office:value="0">
            <text:p>0</text:p>
          </table:table-cell>
          <table:table-cell office:value-type="float" office:value="29.0992267224956">
            <text:p>29.0992267225</text:p>
          </table:table-cell>
          <table:table-cell office:value-type="float" office:value="17.300717590074">
            <text:p>17.300717590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417">
            <text:p>417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4444">
            <text:p>14444</text:p>
          </table:table-cell>
          <table:table-cell office:value-type="float" office:value="19067">
            <text:p>19067</text:p>
          </table:table-cell>
          <table:table-cell office:value-type="float" office:value="30949">
            <text:p>30949</text:p>
          </table:table-cell>
          <table:table-cell office:value-type="float" office:value="241.625">
            <text:p>241.625</text:p>
          </table:table-cell>
          <table:table-cell office:value-type="float" office:value="626.125">
            <text:p>626.125</text:p>
          </table:table-cell>
          <table:table-cell office:value-type="float" office:value="1642.125">
            <text:p>1642.125</text:p>
          </table:table-cell>
          <table:table-cell office:value-type="float" office:value="0.0167283993353642">
            <text:p>0.0167283993</text:p>
          </table:table-cell>
          <table:table-cell office:value-type="float" office:value="0.0328381496826979">
            <text:p>0.0328381497</text:p>
          </table:table-cell>
          <table:table-cell office:value-type="float" office:value="0.0530590649132444">
            <text:p>0.0530590649</text:p>
          </table:table-cell>
          <table:table-cell office:value-type="float" office:value="1.05909788278865">
            <text:p>1.0590978828</text:p>
          </table:table-cell>
          <table:table-cell office:value-type="float" office:value="1.11704707827563">
            <text:p>1.1170470783</text:p>
          </table:table-cell>
          <table:table-cell office:value-type="float" office:value="1.19122464536051">
            <text:p>1.1912246454</text:p>
          </table:table-cell>
          <table:table-cell office:value-type="float" office:value="0">
            <text:p>0</text:p>
          </table:table-cell>
          <table:table-cell office:value-type="float" office:value="21.4526925884546">
            <text:p>21.4526925885</text:p>
          </table:table-cell>
          <table:table-cell office:value-type="float" office:value="13.4072775445516">
            <text:p>13.407277544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9">
            <text:p>599</text:p>
          </table:table-cell>
          <table:table-cell office:value-type="float" office:value="400">
            <text:p>400</text:p>
          </table:table-cell>
          <table:table-cell office:value-type="float" office:value="14546">
            <text:p>14546</text:p>
          </table:table-cell>
          <table:table-cell office:value-type="float" office:value="20508">
            <text:p>20508</text:p>
          </table:table-cell>
          <table:table-cell office:value-type="float" office:value="34451">
            <text:p>34451</text:p>
          </table:table-cell>
          <table:table-cell office:value-type="float" office:value="678.125">
            <text:p>678.125</text:p>
          </table:table-cell>
          <table:table-cell office:value-type="float" office:value="1130.625">
            <text:p>1130.625</text:p>
          </table:table-cell>
          <table:table-cell office:value-type="float" office:value="1843">
            <text:p>1843</text:p>
          </table:table-cell>
          <table:table-cell office:value-type="float" office:value="0.0466193455245428">
            <text:p>0.0466193455</text:p>
          </table:table-cell>
          <table:table-cell office:value-type="float" office:value="0.0551309245172616">
            <text:p>0.0551309245</text:p>
          </table:table-cell>
          <table:table-cell office:value-type="float" office:value="0.0534962700647296">
            <text:p>0.0534962701</text:p>
          </table:table-cell>
          <table:table-cell office:value-type="float" office:value="1.16742750155509">
            <text:p>1.1674275016</text:p>
          </table:table-cell>
          <table:table-cell office:value-type="float" office:value="1.19891549673315">
            <text:p>1.1989154967</text:p>
          </table:table-cell>
          <table:table-cell office:value-type="float" office:value="1.1928461730118">
            <text:p>1.192846173</text:p>
          </table:table-cell>
          <table:table-cell office:value-type="float" office:value="15.2121723453505">
            <text:p>15.2121723454</text:p>
          </table:table-cell>
          <table:table-cell office:value-type="float" office:value="12.9162212024391">
            <text:p>12.9162212024</text:p>
          </table:table-cell>
          <table:table-cell office:value-type="float" office:value="13.3004888828113">
            <text:p>13.300488882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5820">
            <text:p>15820</text:p>
          </table:table-cell>
          <table:table-cell office:value-type="float" office:value="21715">
            <text:p>21715</text:p>
          </table:table-cell>
          <table:table-cell office:value-type="float" office:value="36666">
            <text:p>36666</text:p>
          </table:table-cell>
          <table:table-cell office:value-type="float" office:value="349">
            <text:p>349</text:p>
          </table:table-cell>
          <table:table-cell office:value-type="float" office:value="1019.875">
            <text:p>1019.875</text:p>
          </table:table-cell>
          <table:table-cell office:value-type="float" office:value="1773.625">
            <text:p>1773.625</text:p>
          </table:table-cell>
          <table:table-cell office:value-type="float" office:value="0.0220606826801517">
            <text:p>0.0220606827</text:p>
          </table:table-cell>
          <table:table-cell office:value-type="float" office:value="0.0469663826847801">
            <text:p>0.0469663827</text:p>
          </table:table-cell>
          <table:table-cell office:value-type="float" office:value="0.0483724704085529">
            <text:p>0.0483724704</text:p>
          </table:table-cell>
          <table:table-cell office:value-type="float" office:value="1.07816626987235">
            <text:p>1.0781662699</text:p>
          </table:table-cell>
          <table:table-cell office:value-type="float" office:value="1.16870578795762">
            <text:p>1.168705788</text:p>
          </table:table-cell>
          <table:table-cell office:value-type="float" office:value="1.17388984238105">
            <text:p>1.1738898424</text:p>
          </table:table-cell>
          <table:table-cell office:value-type="float" office:value="31.7653372362326">
            <text:p>31.7653372362</text:p>
          </table:table-cell>
          <table:table-cell office:value-type="float" office:value="15.1022910317473">
            <text:p>15.1022910317</text:p>
          </table:table-cell>
          <table:table-cell office:value-type="float" office:value="14.673218253003">
            <text:p>14.67321825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6006">
            <text:p>16006</text:p>
          </table:table-cell>
          <table:table-cell office:value-type="float" office:value="21815">
            <text:p>21815</text:p>
          </table:table-cell>
          <table:table-cell office:value-type="float" office:value="36437">
            <text:p>36437</text:p>
          </table:table-cell>
          <table:table-cell office:value-type="float" office:value="403.25">
            <text:p>403.25</text:p>
          </table:table-cell>
          <table:table-cell office:value-type="float" office:value="1217.75">
            <text:p>1217.75</text:p>
          </table:table-cell>
          <table:table-cell office:value-type="float" office:value="2025.625">
            <text:p>2025.625</text:p>
          </table:table-cell>
          <table:table-cell office:value-type="float" office:value="0.0251936773709859">
            <text:p>0.0251936774</text:p>
          </table:table-cell>
          <table:table-cell office:value-type="float" office:value="0.0558216823286729">
            <text:p>0.0558216823</text:p>
          </table:table-cell>
          <table:table-cell office:value-type="float" office:value="0.0555925295715893">
            <text:p>0.0555925296</text:p>
          </table:table-cell>
          <table:table-cell office:value-type="float" office:value="1.08942192470222">
            <text:p>1.0894219247</text:p>
          </table:table-cell>
          <table:table-cell office:value-type="float" office:value="1.20148336617764">
            <text:p>1.2014833662</text:p>
          </table:table-cell>
          <table:table-cell office:value-type="float" office:value="1.20063129101513">
            <text:p>1.200631291</text:p>
          </table:table-cell>
          <table:table-cell office:value-type="float" office:value="27.8578797805851">
            <text:p>27.8578797806</text:p>
          </table:table-cell>
          <table:table-cell office:value-type="float" office:value="12.7606036552802">
            <text:p>12.7606036553</text:p>
          </table:table-cell>
          <table:table-cell office:value-type="float" office:value="12.8117998340924">
            <text:p>12.811799834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15180">
            <text:p>15180</text:p>
          </table:table-cell>
          <table:table-cell office:value-type="float" office:value="23070">
            <text:p>23070</text:p>
          </table:table-cell>
          <table:table-cell office:value-type="float" office:value="38475">
            <text:p>38475</text:p>
          </table:table-cell>
          <table:table-cell office:value-type="float" office:value="531.375">
            <text:p>531.375</text:p>
          </table:table-cell>
          <table:table-cell office:value-type="float" office:value="1210.75">
            <text:p>1210.75</text:p>
          </table:table-cell>
          <table:table-cell office:value-type="float" office:value="2024.375">
            <text:p>2024.375</text:p>
          </table:table-cell>
          <table:table-cell office:value-type="float" office:value="0.0350049407114625">
            <text:p>0.0350049407</text:p>
          </table:table-cell>
          <table:table-cell office:value-type="float" office:value="0.0524815778066753">
            <text:p>0.0524815778</text:p>
          </table:table-cell>
          <table:table-cell office:value-type="float" office:value="0.0526153346328785">
            <text:p>0.0526153346</text:p>
          </table:table-cell>
          <table:table-cell office:value-type="float" office:value="1.12491897040358">
            <text:p>1.1249189704</text:p>
          </table:table-cell>
          <table:table-cell office:value-type="float" office:value="1.18908398170116">
            <text:p>1.1890839817</text:p>
          </table:table-cell>
          <table:table-cell office:value-type="float" office:value="1.18957968315459">
            <text:p>1.1895796832</text:p>
          </table:table-cell>
          <table:table-cell office:value-type="float" office:value="20.1459961781957">
            <text:p>20.1459961782</text:p>
          </table:table-cell>
          <table:table-cell office:value-type="float" office:value="13.5510570489616">
            <text:p>13.551057049</text:p>
          </table:table-cell>
          <table:table-cell office:value-type="float" office:value="13.5174742321727">
            <text:p>13.517474232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465">
            <text:p>465</text:p>
          </table:table-cell>
          <table:table-cell office:value-type="float" office:value="14646">
            <text:p>14646</text:p>
          </table:table-cell>
          <table:table-cell office:value-type="float" office:value="24770">
            <text:p>24770</text:p>
          </table:table-cell>
          <table:table-cell office:value-type="float" office:value="39649">
            <text:p>39649</text:p>
          </table:table-cell>
          <table:table-cell office:value-type="float" office:value="663.375">
            <text:p>663.375</text:p>
          </table:table-cell>
          <table:table-cell office:value-type="float" office:value="1202">
            <text:p>1202</text:p>
          </table:table-cell>
          <table:table-cell office:value-type="float" office:value="1555.5">
            <text:p>1555.5</text:p>
          </table:table-cell>
          <table:table-cell office:value-type="float" office:value="0.045293936911102">
            <text:p>0.0452939369</text:p>
          </table:table-cell>
          <table:table-cell office:value-type="float" office:value="0.0485264432781591">
            <text:p>0.0485264433</text:p>
          </table:table-cell>
          <table:table-cell office:value-type="float" office:value="0.0392317586824384">
            <text:p>0.0392317587</text:p>
          </table:table-cell>
          <table:table-cell office:value-type="float" office:value="1.16254979900183">
            <text:p>1.162549799</text:p>
          </table:table-cell>
          <table:table-cell office:value-type="float" office:value="1.17445799024012">
            <text:p>1.1744579902</text:p>
          </table:table-cell>
          <table:table-cell office:value-type="float" office:value="1.1403278519316">
            <text:p>1.1403278519</text:p>
          </table:table-cell>
          <table:table-cell office:value-type="float" office:value="15.6473254192537">
            <text:p>15.6473254193</text:p>
          </table:table-cell>
          <table:table-cell office:value-type="float" office:value="14.6277431232356">
            <text:p>14.6277431232</text:p>
          </table:table-cell>
          <table:table-cell office:value-type="float" office:value="18.0123627854452">
            <text:p>18.012362785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16074">
            <text:p>16074</text:p>
          </table:table-cell>
          <table:table-cell office:value-type="float" office:value="27165">
            <text:p>27165</text:p>
          </table:table-cell>
          <table:table-cell office:value-type="float" office:value="41729">
            <text:p>41729</text:p>
          </table:table-cell>
          <table:table-cell office:value-type="float" office:value="673.5">
            <text:p>673.5</text:p>
          </table:table-cell>
          <table:table-cell office:value-type="float" office:value="1153.375">
            <text:p>1153.375</text:p>
          </table:table-cell>
          <table:table-cell office:value-type="float" office:value="983.375">
            <text:p>983.375</text:p>
          </table:table-cell>
          <table:table-cell office:value-type="float" office:value="0.041899962672639">
            <text:p>0.0418999627</text:p>
          </table:table-cell>
          <table:table-cell office:value-type="float" office:value="0.0424581262654151">
            <text:p>0.0424581263</text:p>
          </table:table-cell>
          <table:table-cell office:value-type="float" office:value="0.0235657456445158">
            <text:p>0.0235657456</text:p>
          </table:table-cell>
          <table:table-cell office:value-type="float" office:value="1.15009085882329">
            <text:p>1.1500908588</text:p>
          </table:table-cell>
          <table:table-cell office:value-type="float" office:value="1.15213671920145">
            <text:p>1.1521367192</text:p>
          </table:table-cell>
          <table:table-cell office:value-type="float" office:value="1.08356858471666">
            <text:p>1.0835685847</text:p>
          </table:table-cell>
          <table:table-cell office:value-type="float" office:value="16.8871096257668">
            <text:p>16.8871096258</text:p>
          </table:table-cell>
          <table:table-cell office:value-type="float" office:value="16.6696021067402">
            <text:p>16.6696021067</text:p>
          </table:table-cell>
          <table:table-cell office:value-type="float" office:value="29.7585635815523">
            <text:p>29.758563581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7046">
            <text:p>17046</text:p>
          </table:table-cell>
          <table:table-cell office:value-type="float" office:value="27263">
            <text:p>27263</text:p>
          </table:table-cell>
          <table:table-cell office:value-type="float" office:value="45047">
            <text:p>45047</text:p>
          </table:table-cell>
          <table:table-cell office:value-type="float" office:value="652">
            <text:p>652</text:p>
          </table:table-cell>
          <table:table-cell office:value-type="float" office:value="1575.125">
            <text:p>1575.125</text:p>
          </table:table-cell>
          <table:table-cell office:value-type="float" office:value="1081.875">
            <text:p>1081.875</text:p>
          </table:table-cell>
          <table:table-cell office:value-type="float" office:value="0.0382494426845008">
            <text:p>0.0382494427</text:p>
          </table:table-cell>
          <table:table-cell office:value-type="float" office:value="0.0577751898177016">
            <text:p>0.0577751898</text:p>
          </table:table-cell>
          <table:table-cell office:value-type="float" office:value="0.0240165826803117">
            <text:p>0.0240165827</text:p>
          </table:table-cell>
          <table:table-cell office:value-type="float" office:value="1.13674056833248">
            <text:p>1.1367405683</text:p>
          </table:table-cell>
          <table:table-cell office:value-type="float" office:value="1.20875559057656">
            <text:p>1.2087555906</text:p>
          </table:table-cell>
          <table:table-cell office:value-type="float" office:value="1.08518856001863">
            <text:p>1.08518856</text:p>
          </table:table-cell>
          <table:table-cell office:value-type="float" office:value="18.4661644297429">
            <text:p>18.4661644297</text:p>
          </table:table-cell>
          <table:table-cell office:value-type="float" office:value="12.3406448843047">
            <text:p>12.3406448843</text:p>
          </table:table-cell>
          <table:table-cell office:value-type="float" office:value="29.2063937747781">
            <text:p>29.206393774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691">
            <text:p>691</text:p>
          </table:table-cell>
          <table:table-cell office:value-type="float" office:value="477">
            <text:p>477</text:p>
          </table:table-cell>
          <table:table-cell office:value-type="float" office:value="691">
            <text:p>691</text:p>
          </table:table-cell>
          <table:table-cell office:value-type="float" office:value="18205">
            <text:p>18205</text:p>
          </table:table-cell>
          <table:table-cell office:value-type="float" office:value="28550">
            <text:p>28550</text:p>
          </table:table-cell>
          <table:table-cell office:value-type="float" office:value="47651">
            <text:p>47651</text:p>
          </table:table-cell>
          <table:table-cell office:value-type="float" office:value="923.125">
            <text:p>923.125</text:p>
          </table:table-cell>
          <table:table-cell office:value-type="float" office:value="1528.75">
            <text:p>1528.75</text:p>
          </table:table-cell>
          <table:table-cell office:value-type="float" office:value="1015.125">
            <text:p>1015.125</text:p>
          </table:table-cell>
          <table:table-cell office:value-type="float" office:value="0.0507072232903049">
            <text:p>0.0507072233</text:p>
          </table:table-cell>
          <table:table-cell office:value-type="float" office:value="0.0535464098073555">
            <text:p>0.0535464098</text:p>
          </table:table-cell>
          <table:table-cell office:value-type="float" office:value="0.0213033304652578">
            <text:p>0.0213033305</text:p>
          </table:table-cell>
          <table:table-cell office:value-type="float" office:value="1.18251487760394">
            <text:p>1.1825148776</text:p>
          </table:table-cell>
          <table:table-cell office:value-type="float" office:value="1.19303218161213">
            <text:p>1.1930321816</text:p>
          </table:table-cell>
          <table:table-cell office:value-type="float" office:value="1.07545116713067">
            <text:p>1.0754511671</text:p>
          </table:table-cell>
          <table:table-cell office:value-type="float" office:value="14.0133110831603">
            <text:p>14.0133110832</text:p>
          </table:table-cell>
          <table:table-cell office:value-type="float" office:value="13.2883535391136">
            <text:p>13.2883535391</text:p>
          </table:table-cell>
          <table:table-cell office:value-type="float" office:value="32.8823896612825">
            <text:p>32.882389661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20224">
            <text:p>20224</text:p>
          </table:table-cell>
          <table:table-cell office:value-type="float" office:value="29596">
            <text:p>29596</text:p>
          </table:table-cell>
          <table:table-cell office:value-type="float" office:value="46735">
            <text:p>46735</text:p>
          </table:table-cell>
          <table:table-cell office:value-type="float" office:value="1138.125">
            <text:p>1138.125</text:p>
          </table:table-cell>
          <table:table-cell office:value-type="float" office:value="1147.25">
            <text:p>1147.25</text:p>
          </table:table-cell>
          <table:table-cell office:value-type="float" office:value="878.75">
            <text:p>878.75</text:p>
          </table:table-cell>
          <table:table-cell office:value-type="float" office:value="0.0562759592563291">
            <text:p>0.0562759593</text:p>
          </table:table-cell>
          <table:table-cell office:value-type="float" office:value="0.0387636842816597">
            <text:p>0.0387636843</text:p>
          </table:table-cell>
          <table:table-cell office:value-type="float" office:value="0.0188028244356478">
            <text:p>0.0188028244</text:p>
          </table:table-cell>
          <table:table-cell office:value-type="float" office:value="1.20317314523398">
            <text:p>1.2031731452</text:p>
          </table:table-cell>
          <table:table-cell office:value-type="float" office:value="1.13861803649522">
            <text:p>1.1386180365</text:p>
          </table:table-cell>
          <table:table-cell office:value-type="float" office:value="1.06650283609001">
            <text:p>1.0665028361</text:p>
          </table:table-cell>
          <table:table-cell office:value-type="float" office:value="12.6603435995188">
            <text:p>12.6603435995</text:p>
          </table:table-cell>
          <table:table-cell office:value-type="float" office:value="18.2257313776093">
            <text:p>18.2257313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770">
            <text:p>77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1399">
            <text:p>21399</text:p>
          </table:table-cell>
          <table:table-cell office:value-type="float" office:value="31038">
            <text:p>31038</text:p>
          </table:table-cell>
          <table:table-cell office:value-type="float" office:value="44685">
            <text:p>44685</text:p>
          </table:table-cell>
          <table:table-cell office:value-type="float" office:value="1032.625">
            <text:p>1032.625</text:p>
          </table:table-cell>
          <table:table-cell office:value-type="float" office:value="843.875">
            <text:p>843.875</text:p>
          </table:table-cell>
          <table:table-cell office:value-type="float" office:value="669.375">
            <text:p>669.375</text:p>
          </table:table-cell>
          <table:table-cell office:value-type="float" office:value="0.0482557596149353">
            <text:p>0.0482557596</text:p>
          </table:table-cell>
          <table:table-cell office:value-type="float" office:value="0.0271884464205168">
            <text:p>0.0271884464</text:p>
          </table:table-cell>
          <table:table-cell office:value-type="float" office:value="0.0149798590130916">
            <text:p>0.014979859</text:p>
          </table:table-cell>
          <table:table-cell office:value-type="float" office:value="1.17345925059086">
            <text:p>1.1734592506</text:p>
          </table:table-cell>
          <table:table-cell office:value-type="float" office:value="1.09660841724458">
            <text:p>1.0966084172</text:p>
          </table:table-cell>
          <table:table-cell office:value-type="float" office:value="1.05286932305088">
            <text:p>1.0528693231</text:p>
          </table:table-cell>
          <table:table-cell office:value-type="float" office:value="14.7078815308796">
            <text:p>14.7078815309</text:p>
          </table:table-cell>
          <table:table-cell office:value-type="float" office:value="25.8392053482705">
            <text:p>25.8392053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table:number-columns-repeated="2" office:value-type="float" office:value="368">
            <text:p>368</text:p>
          </table:table-cell>
          <table:table-cell office:value-type="float" office:value="21524">
            <text:p>21524</text:p>
          </table:table-cell>
          <table:table-cell office:value-type="float" office:value="33390">
            <text:p>33390</text:p>
          </table:table-cell>
          <table:table-cell office:value-type="float" office:value="45311">
            <text:p>45311</text:p>
          </table:table-cell>
          <table:table-cell office:value-type="float" office:value="1060.25">
            <text:p>1060.25</text:p>
          </table:table-cell>
          <table:table-cell office:value-type="float" office:value="488.375">
            <text:p>488.375</text:p>
          </table:table-cell>
          <table:table-cell office:value-type="float" office:value="817.625">
            <text:p>817.625</text:p>
          </table:table-cell>
          <table:table-cell office:value-type="float" office:value="0.0492589667348077">
            <text:p>0.0492589667</text:p>
          </table:table-cell>
          <table:table-cell office:value-type="float" office:value="0.0146263851452531">
            <text:p>0.0146263851</text:p>
          </table:table-cell>
          <table:table-cell office:value-type="float" office:value="0.0180447352739953">
            <text:p>0.0180447353</text:p>
          </table:table-cell>
          <table:table-cell office:value-type="float" office:value="1.17716221734724">
            <text:p>1.1771622173</text:p>
          </table:table-cell>
          <table:table-cell office:value-type="float" office:value="1.05161165304752">
            <text:p>1.051611653</text:p>
          </table:table-cell>
          <table:table-cell office:value-type="float" office:value="1.06379477390236">
            <text:p>1.0637947739</text:p>
          </table:table-cell>
          <table:table-cell office:value-type="float" office:value="14.4152887385302">
            <text:p>14.41528873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587">
            <text:p>587</text:p>
          </table:table-cell>
          <table:table-cell office:value-type="float" office:value="22545">
            <text:p>22545</text:p>
          </table:table-cell>
          <table:table-cell office:value-type="float" office:value="34435">
            <text:p>34435</text:p>
          </table:table-cell>
          <table:table-cell office:value-type="float" office:value="47279">
            <text:p>47279</text:p>
          </table:table-cell>
          <table:table-cell office:value-type="float" office:value="1172.25">
            <text:p>1172.25</text:p>
          </table:table-cell>
          <table:table-cell office:value-type="float" office:value="-24">
            <text:p>-24</text:p>
          </table:table-cell>
          <table:table-cell office:value-type="float" office:value="755.875">
            <text:p>755.875</text:p>
          </table:table-cell>
          <table:table-cell office:value-type="float" office:value="0.0519960079840319">
            <text:p>0.051996008</text:p>
          </table:table-cell>
          <table:table-cell office:value-type="float" office:value="-0.000696965296936257">
            <text:p>-0.0006969653</text:p>
          </table:table-cell>
          <table:table-cell office:value-type="float" office:value="0.0159875420376912">
            <text:p>0.015987542</text:p>
          </table:table-cell>
          <table:table-cell office:value-type="float" office:value="1.18728505424281">
            <text:p>1.1872850542</text:p>
          </table:table-cell>
          <table:table-cell office:value-type="float" office:value="0.997561573551548">
            <text:p>0.9975615736</text:p>
          </table:table-cell>
          <table:table-cell office:value-type="float" office:value="1.05645737607272">
            <text:p>1.0564573761</text:p>
          </table:table-cell>
          <table:table-cell office:value-type="float" office:value="13.6744226556277">
            <text:p>13.67442265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617">
            <text:p>617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3302">
            <text:p>23302</text:p>
          </table:table-cell>
          <table:table-cell office:value-type="float" office:value="34710">
            <text:p>34710</text:p>
          </table:table-cell>
          <table:table-cell office:value-type="float" office:value="46907">
            <text:p>46907</text:p>
          </table:table-cell>
          <table:table-cell office:value-type="float" office:value="679.875">
            <text:p>679.875</text:p>
          </table:table-cell>
          <table:table-cell office:value-type="float" office:value="-29.375">
            <text:p>-29.375</text:p>
          </table:table-cell>
          <table:table-cell office:value-type="float" office:value="-285">
            <text:p>-285</text:p>
          </table:table-cell>
          <table:table-cell office:value-type="float" office:value="0.029176680113295">
            <text:p>0.0291766801</text:p>
          </table:table-cell>
          <table:table-cell office:value-type="float" office:value="-0.000846297896859695">
            <text:p>-0.0008462979</text:p>
          </table:table-cell>
          <table:table-cell office:value-type="float" office:value="-0.00607585221821903">
            <text:p>-0.0060758522</text:p>
          </table:table-cell>
          <table:table-cell office:value-type="float" office:value="1.1037868865749">
            <text:p>1.1037868866</text:p>
          </table:table-cell>
          <table:table-cell office:value-type="float" office:value="0.997039361152446">
            <text:p>0.9970393612</text:p>
          </table:table-cell>
          <table:table-cell office:value-type="float" office:value="0.978806872557382">
            <text:p>0.9788068726</text:p>
          </table:table-cell>
          <table:table-cell office:value-type="float" office:value="24.1018024385617">
            <text:p>24.10180243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23528">
            <text:p>23528</text:p>
          </table:table-cell>
          <table:table-cell office:value-type="float" office:value="33338">
            <text:p>33338</text:p>
          </table:table-cell>
          <table:table-cell office:value-type="float" office:value="49071">
            <text:p>49071</text:p>
          </table:table-cell>
          <table:table-cell office:value-type="float" office:value="392.5">
            <text:p>392.5</text:p>
          </table:table-cell>
          <table:table-cell office:value-type="float" office:value="605.875">
            <text:p>605.875</text:p>
          </table:table-cell>
          <table:table-cell office:value-type="float" office:value="-220.875">
            <text:p>-220.875</text:p>
          </table:table-cell>
          <table:table-cell office:value-type="float" office:value="0.0166822509350561">
            <text:p>0.0166822509</text:p>
          </table:table-cell>
          <table:table-cell office:value-type="float" office:value="0.0181737056812046">
            <text:p>0.0181737057</text:p>
          </table:table-cell>
          <table:table-cell office:value-type="float" office:value="-0.00450113101424467">
            <text:p>-0.004501131</text:p>
          </table:table-cell>
          <table:table-cell office:value-type="float" office:value="1.05893334136537">
            <text:p>1.0589333414</text:p>
          </table:table-cell>
          <table:table-cell office:value-type="float" office:value="1.06425532569746">
            <text:p>1.0642553257</text:p>
          </table:table-cell>
          <table:table-cell office:value-type="float" office:value="0.984285751403742">
            <text:p>0.98428575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502">
            <text:p>502</text:p>
          </table:table-cell>
          <table:table-cell office:value-type="float" office:value="25224">
            <text:p>25224</text:p>
          </table:table-cell>
          <table:table-cell office:value-type="float" office:value="33376">
            <text:p>33376</text:p>
          </table:table-cell>
          <table:table-cell office:value-type="float" office:value="51143">
            <text:p>51143</text:p>
          </table:table-cell>
          <table:table-cell office:value-type="float" office:value="362.75">
            <text:p>362.75</text:p>
          </table:table-cell>
          <table:table-cell office:value-type="float" office:value="432">
            <text:p>432</text:p>
          </table:table-cell>
          <table:table-cell office:value-type="float" office:value="-413.625">
            <text:p>-413.625</text:p>
          </table:table-cell>
          <table:table-cell office:value-type="float" office:value="0.0143811449413257">
            <text:p>0.0143811449</text:p>
          </table:table-cell>
          <table:table-cell office:value-type="float" office:value="0.0129434324065197">
            <text:p>0.0129434324</text:p>
          </table:table-cell>
          <table:table-cell office:value-type="float" office:value="-0.00808761707369532">
            <text:p>-0.0080876171</text:p>
          </table:table-cell>
          <table:table-cell office:value-type="float" office:value="1.05073936926109">
            <text:p>1.0507393693</text:p>
          </table:table-cell>
          <table:table-cell office:value-type="float" office:value="1.04563037701004">
            <text:p>1.045630377</text:p>
          </table:table-cell>
          <table:table-cell office:value-type="float" office:value="0.971821542959931">
            <text:p>0.9718215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6014">
            <text:p>26014</text:p>
          </table:table-cell>
          <table:table-cell office:value-type="float" office:value="35184">
            <text:p>35184</text:p>
          </table:table-cell>
          <table:table-cell office:value-type="float" office:value="49116">
            <text:p>49116</text:p>
          </table:table-cell>
          <table:table-cell office:value-type="float" office:value="-119.5">
            <text:p>-119.5</text:p>
          </table:table-cell>
          <table:table-cell office:value-type="float" office:value="-260.375">
            <text:p>-260.375</text:p>
          </table:table-cell>
          <table:table-cell office:value-type="float" office:value="69.375">
            <text:p>69.375</text:p>
          </table:table-cell>
          <table:table-cell office:value-type="float" office:value="-0.00459368032597832">
            <text:p>-0.0045936803</text:p>
          </table:table-cell>
          <table:table-cell office:value-type="float" office:value="-0.00740038085493406">
            <text:p>-0.0074003809</text:p>
          </table:table-cell>
          <table:table-cell office:value-type="float" office:value="0.00141247251404838">
            <text:p>0.0014124725</text:p>
          </table:table-cell>
          <table:table-cell office:value-type="float" office:value="0.983963478580993">
            <text:p>0.9839634786</text:p>
          </table:table-cell>
          <table:table-cell office:value-type="float" office:value="0.974206007655855">
            <text:p>0.9742060077</text:p>
          </table:table-cell>
          <table:table-cell office:value-type="float" office:value="1.00494756415323">
            <text:p>1.00494756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25830">
            <text:p>25830</text:p>
          </table:table-cell>
          <table:table-cell office:value-type="float" office:value="34516">
            <text:p>34516</text:p>
          </table:table-cell>
          <table:table-cell office:value-type="float" office:value="46907">
            <text:p>46907</text:p>
          </table:table-cell>
          <table:table-cell office:value-type="float" office:value="-86.5">
            <text:p>-86.5</text:p>
          </table:table-cell>
          <table:table-cell office:value-type="float" office:value="136">
            <text:p>136</text:p>
          </table:table-cell>
          <table:table-cell office:value-type="float" office:value="-285">
            <text:p>-285</text:p>
          </table:table-cell>
          <table:table-cell office:value-type="float" office:value="-0.00334881920247774">
            <text:p>-0.0033488192</text:p>
          </table:table-cell>
          <table:table-cell office:value-type="float" office:value="0.00394020164561363">
            <text:p>0.0039402016</text:p>
          </table:table-cell>
          <table:table-cell office:value-type="float" office:value="-0.00607585221821903">
            <text:p>-0.0060758522</text:p>
          </table:table-cell>
          <table:table-cell office:value-type="float" office:value="0.988301113387828">
            <text:p>0.9883011134</text:p>
          </table:table-cell>
          <table:table-cell office:value-type="float" office:value="1.0138211351301">
            <text:p>1.0138211351</text:p>
          </table:table-cell>
          <table:table-cell office:value-type="float" office:value="0.978806872557382">
            <text:p>0.97880687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616">
            <text:p>616</text:p>
          </table:table-cell>
          <table:table-cell office:value-type="float" office:value="24054">
            <text:p>24054</text:p>
          </table:table-cell>
          <table:table-cell office:value-type="float" office:value="32262">
            <text:p>32262</text:p>
          </table:table-cell>
          <table:table-cell office:value-type="float" office:value="48766">
            <text:p>48766</text:p>
          </table:table-cell>
          <table:table-cell office:value-type="float" office:value="-20.75">
            <text:p>-20.75</text:p>
          </table:table-cell>
          <table:table-cell office:value-type="float" office:value="488.25">
            <text:p>488.25</text:p>
          </table:table-cell>
          <table:table-cell office:value-type="float" office:value="-614.25">
            <text:p>-614.25</text:p>
          </table:table-cell>
          <table:table-cell office:value-type="float" office:value="-0.000862642387960422">
            <text:p>-0.0008626424</text:p>
          </table:table-cell>
          <table:table-cell office:value-type="float" office:value="0.015133903663753">
            <text:p>0.0151339037</text:p>
          </table:table-cell>
          <table:table-cell office:value-type="float" office:value="-0.0125958659721937">
            <text:p>-0.012595866</text:p>
          </table:table-cell>
          <table:table-cell office:value-type="float" office:value="0.996982210179842">
            <text:p>0.9969822102</text:p>
          </table:table-cell>
          <table:table-cell office:value-type="float" office:value="1.05341757150174">
            <text:p>1.0534175715</text:p>
          </table:table-cell>
          <table:table-cell office:value-type="float" office:value="0.956225434542917">
            <text:p>0.95622543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24592">
            <text:p>24592</text:p>
          </table:table-cell>
          <table:table-cell office:value-type="float" office:value="33518">
            <text:p>33518</text:p>
          </table:table-cell>
          <table:table-cell office:value-type="float" office:value="51153">
            <text:p>51153</text:p>
          </table:table-cell>
          <table:table-cell office:value-type="float" office:value="38.75">
            <text:p>38.75</text:p>
          </table:table-cell>
          <table:table-cell office:value-type="float" office:value="69.125">
            <text:p>69.125</text:p>
          </table:table-cell>
          <table:table-cell office:value-type="float" office:value="-130.625">
            <text:p>-130.625</text:p>
          </table:table-cell>
          <table:table-cell office:value-type="float" office:value="0.0015757156798959">
            <text:p>0.0015757157</text:p>
          </table:table-cell>
          <table:table-cell office:value-type="float" office:value="0.00206232472104541">
            <text:p>0.0020623247</text:p>
          </table:table-cell>
          <table:table-cell office:value-type="float" office:value="-0.00255361366879753">
            <text:p>-0.0025536137</text:p>
          </table:table-cell>
          <table:table-cell office:value-type="float" office:value="1.00551987132425">
            <text:p>1.0055198713</text:p>
          </table:table-cell>
          <table:table-cell office:value-type="float" office:value="1.00722647276284">
            <text:p>1.0072264728</text:p>
          </table:table-cell>
          <table:table-cell office:value-type="float" office:value="0.991075133207037">
            <text:p>0.99107513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25358">
            <text:p>25358</text:p>
          </table:table-cell>
          <table:table-cell office:value-type="float" office:value="34076">
            <text:p>34076</text:p>
          </table:table-cell>
          <table:table-cell office:value-type="float" office:value="48978">
            <text:p>48978</text:p>
          </table:table-cell>
          <table:table-cell office:value-type="float" office:value="-39.625">
            <text:p>-39.625</text:p>
          </table:table-cell>
          <table:table-cell office:value-type="float" office:value="-147.5">
            <text:p>-147.5</text:p>
          </table:table-cell>
          <table:table-cell office:value-type="float" office:value="-228.125">
            <text:p>-228.125</text:p>
          </table:table-cell>
          <table:table-cell office:value-type="float" office:value="-0.00156262323527092">
            <text:p>-0.0015626232</text:p>
          </table:table-cell>
          <table:table-cell office:value-type="float" office:value="-0.00432855969010447">
            <text:p>-0.0043285597</text:p>
          </table:table-cell>
          <table:table-cell office:value-type="float" office:value="-0.00465770345869574">
            <text:p>-0.0046577035</text:p>
          </table:table-cell>
          <table:table-cell office:value-type="float" office:value="0.994535604587648">
            <text:p>0.9945356046</text:p>
          </table:table-cell>
          <table:table-cell office:value-type="float" office:value="0.984886764485456">
            <text:p>0.9848867645</text:p>
          </table:table-cell>
          <table:table-cell office:value-type="float" office:value="0.983740558529523">
            <text:p>0.98374055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25032">
            <text:p>25032</text:p>
          </table:table-cell>
          <table:table-cell office:value-type="float" office:value="33208">
            <text:p>33208</text:p>
          </table:table-cell>
          <table:table-cell office:value-type="float" office:value="48210">
            <text:p>48210</text:p>
          </table:table-cell>
          <table:table-cell office:value-type="float" office:value="76">
            <text:p>76</text:p>
          </table:table-cell>
          <table:table-cell office:value-type="float" office:value="-372">
            <text:p>-372</text:p>
          </table:table-cell>
          <table:table-cell office:value-type="float" office:value="627.25">
            <text:p>627.25</text:p>
          </table:table-cell>
          <table:table-cell office:value-type="float" office:value="0.00303611377436881">
            <text:p>0.0030361138</text:p>
          </table:table-cell>
          <table:table-cell office:value-type="float" office:value="-0.0112021199710913">
            <text:p>-0.01120212</text:p>
          </table:table-cell>
          <table:table-cell office:value-type="float" office:value="0.0130107861439535">
            <text:p>0.0130107861</text:p>
          </table:table-cell>
          <table:table-cell office:value-type="float" office:value="1.01064446546452">
            <text:p>1.0106444655</text:p>
          </table:table-cell>
          <table:table-cell office:value-type="float" office:value="0.9610385355852">
            <text:p>0.9610385356</text:p>
          </table:table-cell>
          <table:table-cell office:value-type="float" office:value="1.04586954139376">
            <text:p>1.04586954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308">
            <text:p>34308</text:p>
          </table:table-cell>
          <table:table-cell office:value-type="float" office:value="49776">
            <text:p>49776</text:p>
          </table:table-cell>
          <table:table-cell office:value-type="float" office:value="25">
            <text:p>25</text:p>
          </table:table-cell>
          <table:table-cell office:value-type="float" office:value="-473.625">
            <text:p>-473.625</text:p>
          </table:table-cell>
          <table:table-cell office:value-type="float" office:value="1032.5">
            <text:p>1032.5</text:p>
          </table:table-cell>
          <table:table-cell office:value-type="float" office:value="0.00106541657788195">
            <text:p>0.0010654166</text:p>
          </table:table-cell>
          <table:table-cell office:value-type="float" office:value="-0.0138050891920252">
            <text:p>-0.0138050892</text:p>
          </table:table-cell>
          <table:table-cell office:value-type="float" office:value="0.0207429283188685">
            <text:p>0.0207429283</text:p>
          </table:table-cell>
          <table:table-cell office:value-type="float" office:value="1.00373118284306">
            <text:p>1.0037311828</text:p>
          </table:table-cell>
          <table:table-cell office:value-type="float" office:value="0.952055725583607">
            <text:p>0.9520557256</text:p>
          </table:table-cell>
          <table:table-cell office:value-type="float" office:value="1.07344357650351">
            <text:p>1.0734435765</text:p>
          </table:table-cell>
          <table:table-cell table:number-columns-repeated="2" office:value-type="float" office:value="0">
            <text:p>0</text:p>
          </table:table-cell>
          <table:table-cell office:value-type="float" office:value="33.7614594259117">
            <text:p>33.761459425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24288">
            <text:p>24288</text:p>
          </table:table-cell>
          <table:table-cell office:value-type="float" office:value="35837">
            <text:p>35837</text:p>
          </table:table-cell>
          <table:table-cell office:value-type="float" office:value="51526">
            <text:p>51526</text:p>
          </table:table-cell>
          <table:table-cell office:value-type="float" office:value="-30.875">
            <text:p>-30.875</text:p>
          </table:table-cell>
          <table:table-cell office:value-type="float" office:value="-82">
            <text:p>-82</text:p>
          </table:table-cell>
          <table:table-cell office:value-type="float" office:value="953.875">
            <text:p>953.875</text:p>
          </table:table-cell>
          <table:table-cell office:value-type="float" office:value="-0.00127120388669302">
            <text:p>-0.0012712039</text:p>
          </table:table-cell>
          <table:table-cell office:value-type="float" office:value="-0.00228813795797639">
            <text:p>-0.002288138</text:p>
          </table:table-cell>
          <table:table-cell office:value-type="float" office:value="0.0185124985444242">
            <text:p>0.0185124985</text:p>
          </table:table-cell>
          <table:table-cell office:value-type="float" office:value="0.995553953676845">
            <text:p>0.9955539537</text:p>
          </table:table-cell>
          <table:table-cell office:value-type="float" office:value="0.9920017788747">
            <text:p>0.9920017789</text:p>
          </table:table-cell>
          <table:table-cell office:value-type="float" office:value="1.06546546160611">
            <text:p>1.06546546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270">
            <text:p>34270</text:p>
          </table:table-cell>
          <table:table-cell office:value-type="float" office:value="50805">
            <text:p>50805</text:p>
          </table:table-cell>
          <table:table-cell office:value-type="float" office:value="42.75">
            <text:p>42.75</text:p>
          </table:table-cell>
          <table:table-cell office:value-type="float" office:value="-172.375">
            <text:p>-172.375</text:p>
          </table:table-cell>
          <table:table-cell office:value-type="float" office:value="759.375">
            <text:p>759.375</text:p>
          </table:table-cell>
          <table:table-cell office:value-type="float" office:value="0.00168992370636834">
            <text:p>0.0016899237</text:p>
          </table:table-cell>
          <table:table-cell office:value-type="float" office:value="-0.00502990954187336">
            <text:p>-0.0050299095</text:p>
          </table:table-cell>
          <table:table-cell office:value-type="float" office:value="0.0149468556244464">
            <text:p>0.0149468556</text:p>
          </table:table-cell>
          <table:table-cell office:value-type="float" office:value="1.00592033042287">
            <text:p>1.0059203304</text:p>
          </table:table-cell>
          <table:table-cell office:value-type="float" office:value="0.982444904583842">
            <text:p>0.9824449046</text:p>
          </table:table-cell>
          <table:table-cell office:value-type="float" office:value="1.05275187533196">
            <text:p>1.05275187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996">
            <text:p>996</text:p>
          </table:table-cell>
          <table:table-cell office:value-type="float" office:value="24810">
            <text:p>24810</text:p>
          </table:table-cell>
          <table:table-cell office:value-type="float" office:value="34590">
            <text:p>34590</text:p>
          </table:table-cell>
          <table:table-cell office:value-type="float" office:value="50834">
            <text:p>50834</text:p>
          </table:table-cell>
          <table:table-cell office:value-type="float" office:value="31.5">
            <text:p>31.5</text:p>
          </table:table-cell>
          <table:table-cell office:value-type="float" office:value="341.375">
            <text:p>341.375</text:p>
          </table:table-cell>
          <table:table-cell office:value-type="float" office:value="312.375">
            <text:p>312.375</text:p>
          </table:table-cell>
          <table:table-cell office:value-type="float" office:value="0.00126964933494559">
            <text:p>0.0012696493</text:p>
          </table:table-cell>
          <table:table-cell office:value-type="float" office:value="0.00986918184446372">
            <text:p>0.0098691818</text:p>
          </table:table-cell>
          <table:table-cell office:value-type="float" office:value="0.00614500137703112">
            <text:p>0.0061450014</text:p>
          </table:table-cell>
          <table:table-cell office:value-type="float" office:value="1.0044469322108">
            <text:p>1.0044469322</text:p>
          </table:table-cell>
          <table:table-cell office:value-type="float" office:value="1.03473304192617">
            <text:p>1.0347330419</text:p>
          </table:table-cell>
          <table:table-cell office:value-type="float" office:value="1.02158151646178">
            <text:p>1.02158151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5425">
            <text:p>35425</text:p>
          </table:table-cell>
          <table:table-cell office:value-type="float" office:value="51196">
            <text:p>51196</text:p>
          </table:table-cell>
          <table:table-cell office:value-type="float" office:value="-14.125">
            <text:p>-14.125</text:p>
          </table:table-cell>
          <table:table-cell office:value-type="float" office:value="710.125">
            <text:p>710.125</text:p>
          </table:table-cell>
          <table:table-cell office:value-type="float" office:value="-230">
            <text:p>-230</text:p>
          </table:table-cell>
          <table:table-cell office:value-type="float" office:value="-0.000620442765527541">
            <text:p>-0.0006204428</text:p>
          </table:table-cell>
          <table:table-cell office:value-type="float" office:value="0.020045871559633">
            <text:p>0.0200458716</text:p>
          </table:table-cell>
          <table:table-cell office:value-type="float" office:value="-0.00449253847956872">
            <text:p>-0.0044925385</text:p>
          </table:table-cell>
          <table:table-cell office:value-type="float" office:value="0.997829204821135">
            <text:p>0.9978292048</text:p>
          </table:table-cell>
          <table:table-cell office:value-type="float" office:value="1.07094815091322">
            <text:p>1.0709481509</text:p>
          </table:table-cell>
          <table:table-cell office:value-type="float" office:value="0.984315673809411">
            <text:p>0.9843156738</text:p>
          </table:table-cell>
          <table:table-cell office:value-type="float" office:value="0">
            <text:p>0</text:p>
          </table:table-cell>
          <table:table-cell office:value-type="float" office:value="34.9234787258347">
            <text:p>34.9234787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428">
            <text:p>36428</text:p>
          </table:table-cell>
          <table:table-cell office:value-type="float" office:value="52093">
            <text:p>52093</text:p>
          </table:table-cell>
          <table:table-cell office:value-type="float" office:value="-62.5">
            <text:p>-62.5</text:p>
          </table:table-cell>
          <table:table-cell office:value-type="float" office:value="-677.5">
            <text:p>-677.5</text:p>
          </table:table-cell>
          <table:table-cell office:value-type="float" office:value="-842">
            <text:p>-842</text:p>
          </table:table-cell>
          <table:table-cell office:value-type="float" office:value="-0.00261418771959177">
            <text:p>-0.0026141877</text:p>
          </table:table-cell>
          <table:table-cell office:value-type="float" office:value="-0.018598330954211">
            <text:p>-0.018598331</text:p>
          </table:table-cell>
          <table:table-cell office:value-type="float" office:value="-0.0161634000729465">
            <text:p>-0.0161634001</text:p>
          </table:table-cell>
          <table:table-cell office:value-type="float" office:value="0.990863737577198">
            <text:p>0.9908637376</text:p>
          </table:table-cell>
          <table:table-cell office:value-type="float" office:value="0.935583801572255">
            <text:p>0.9355838016</text:p>
          </table:table-cell>
          <table:table-cell office:value-type="float" office:value="0.943940160528447">
            <text:p>0.94394016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24090">
            <text:p>24090</text:p>
          </table:table-cell>
          <table:table-cell office:value-type="float" office:value="35972">
            <text:p>35972</text:p>
          </table:table-cell>
          <table:table-cell office:value-type="float" office:value="52609">
            <text:p>52609</text:p>
          </table:table-cell>
          <table:table-cell office:value-type="float" office:value="54.75">
            <text:p>54.75</text:p>
          </table:table-cell>
          <table:table-cell office:value-type="float" office:value="611.5">
            <text:p>611.5</text:p>
          </table:table-cell>
          <table:table-cell office:value-type="float" office:value="-1027.125">
            <text:p>-1027.125</text:p>
          </table:table-cell>
          <table:table-cell office:value-type="float" office:value="0.00227272727272727">
            <text:p>0.0022727273</text:p>
          </table:table-cell>
          <table:table-cell office:value-type="float" office:value="0.0169993328144112">
            <text:p>0.0169993328</text:p>
          </table:table-cell>
          <table:table-cell office:value-type="float" office:value="-0.0195237506890456">
            <text:p>-0.0195237507</text:p>
          </table:table-cell>
          <table:table-cell office:value-type="float" office:value="1.00796466942149">
            <text:p>1.0079646694</text:p>
          </table:table-cell>
          <table:table-cell office:value-type="float" office:value="1.06006406039006">
            <text:p>1.0600640604</text:p>
          </table:table-cell>
          <table:table-cell office:value-type="float" office:value="0.932413979196638">
            <text:p>0.93241397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5456">
            <text:p>35456</text:p>
          </table:table-cell>
          <table:table-cell office:value-type="float" office:value="50440">
            <text:p>50440</text:p>
          </table:table-cell>
          <table:table-cell office:value-type="float" office:value="240">
            <text:p>240</text:p>
          </table:table-cell>
          <table:table-cell office:value-type="float" office:value="-961.75">
            <text:p>-961.75</text:p>
          </table:table-cell>
          <table:table-cell office:value-type="float" office:value="-1269.25">
            <text:p>-1269.25</text:p>
          </table:table-cell>
          <table:table-cell office:value-type="float" office:value="0.00930088358394048">
            <text:p>0.0093008836</text:p>
          </table:table-cell>
          <table:table-cell office:value-type="float" office:value="-0.0271251692238267">
            <text:p>-0.0271251692</text:p>
          </table:table-cell>
          <table:table-cell office:value-type="float" office:value="-0.025163560666138">
            <text:p>-0.0251635607</text:p>
          </table:table-cell>
          <table:table-cell office:value-type="float" office:value="1.03272264515726">
            <text:p>1.0327226452</text:p>
          </table:table-cell>
          <table:table-cell office:value-type="float" office:value="0.906504026335232">
            <text:p>0.9065040263</text:p>
          </table:table-cell>
          <table:table-cell office:value-type="float" office:value="0.913168619047898">
            <text:p>0.913168619</text:p>
          </table:table-cell>
          <table:table-cell office:value-type="float" office:value="0">
            <text:p>0</text:p>
          </table:table-cell>
          <table:table-cell office:value-type="float" office:value="-25.2054916637317">
            <text:p>-25.2054916637</text:p>
          </table:table-cell>
          <table:table-cell office:value-type="float" office:value="-27.1976260070167">
            <text:p>-27.197626007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4698">
            <text:p>34698</text:p>
          </table:table-cell>
          <table:table-cell office:value-type="float" office:value="49519">
            <text:p>49519</text:p>
          </table:table-cell>
          <table:table-cell office:value-type="float" office:value="496">
            <text:p>496</text:p>
          </table:table-cell>
          <table:table-cell office:value-type="float" office:value="-933.25">
            <text:p>-933.25</text:p>
          </table:table-cell>
          <table:table-cell office:value-type="float" office:value="-385.625">
            <text:p>-385.625</text:p>
          </table:table-cell>
          <table:table-cell office:value-type="float" office:value="0.018741734366144">
            <text:p>0.0187417344</text:p>
          </table:table-cell>
          <table:table-cell office:value-type="float" office:value="-0.026896362902761">
            <text:p>-0.0268963629</text:p>
          </table:table-cell>
          <table:table-cell office:value-type="float" office:value="-0.0077874149316424">
            <text:p>-0.0077874149</text:p>
          </table:table-cell>
          <table:table-cell office:value-type="float" office:value="1.06628452539132">
            <text:p>1.0662845254</text:p>
          </table:table-cell>
          <table:table-cell office:value-type="float" office:value="0.907280621941635">
            <text:p>0.9072806219</text:p>
          </table:table-cell>
          <table:table-cell office:value-type="float" office:value="0.972862909648634">
            <text:p>0.9728629096</text:p>
          </table:table-cell>
          <table:table-cell office:value-type="float" office:value="0">
            <text:p>0</text:p>
          </table:table-cell>
          <table:table-cell office:value-type="float" office:value="-25.4228891920857">
            <text:p>-25.4228891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992">
            <text:p>24992</text:p>
          </table:table-cell>
          <table:table-cell office:value-type="float" office:value="35147">
            <text:p>35147</text:p>
          </table:table-cell>
          <table:table-cell office:value-type="float" office:value="49963">
            <text:p>49963</text:p>
          </table:table-cell>
          <table:table-cell office:value-type="float" office:value="-816.25">
            <text:p>-816.25</text:p>
          </table:table-cell>
          <table:table-cell office:value-type="float" office:value="-693.125">
            <text:p>-693.125</text:p>
          </table:table-cell>
          <table:table-cell office:value-type="float" office:value="-884">
            <text:p>-884</text:p>
          </table:table-cell>
          <table:table-cell office:value-type="float" office:value="-0.0326604513444302">
            <text:p>-0.0326604513</text:p>
          </table:table-cell>
          <table:table-cell office:value-type="float" office:value="-0.0197207443025009">
            <text:p>-0.0197207443</text:p>
          </table:table-cell>
          <table:table-cell office:value-type="float" office:value="-0.0176930928887377">
            <text:p>-0.0176930929</text:p>
          </table:table-cell>
          <table:table-cell office:value-type="float" office:value="0.887779162255257">
            <text:p>0.8877791623</text:p>
          </table:table-cell>
          <table:table-cell office:value-type="float" office:value="0.931739654142702">
            <text:p>0.9317396541</text:p>
          </table:table-cell>
          <table:table-cell office:value-type="float" office:value="0.938687744139918">
            <text:p>0.9386877441</text:p>
          </table:table-cell>
          <table:table-cell office:value-type="float" office:value="-20.8743376105183">
            <text:p>-20.87433761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23415">
            <text:p>23415</text:p>
          </table:table-cell>
          <table:table-cell office:value-type="float" office:value="34754">
            <text:p>34754</text:p>
          </table:table-cell>
          <table:table-cell office:value-type="float" office:value="52342">
            <text:p>52342</text:p>
          </table:table-cell>
          <table:table-cell office:value-type="float" office:value="-801">
            <text:p>-801</text:p>
          </table:table-cell>
          <table:table-cell office:value-type="float" office:value="611.875">
            <text:p>611.875</text:p>
          </table:table-cell>
          <table:table-cell office:value-type="float" office:value="-978.625">
            <text:p>-978.625</text:p>
          </table:table-cell>
          <table:table-cell office:value-type="float" office:value="-0.0342088404868674">
            <text:p>-0.0342088405</text:p>
          </table:table-cell>
          <table:table-cell office:value-type="float" office:value="0.0176058870921333">
            <text:p>0.0176058871</text:p>
          </table:table-cell>
          <table:table-cell office:value-type="float" office:value="-0.0186967444881739">
            <text:p>-0.0186967445</text:p>
          </table:table-cell>
          <table:table-cell office:value-type="float" office:value="0.882562738040178">
            <text:p>0.882562738</text:p>
          </table:table-cell>
          <table:table-cell office:value-type="float" office:value="1.06222814065266">
            <text:p>1.0622281407</text:p>
          </table:table-cell>
          <table:table-cell office:value-type="float" office:value="0.935246548070125">
            <text:p>0.9352465481</text:p>
          </table:table-cell>
          <table:table-cell office:value-type="float" office:value="-19.9136396423985">
            <text:p>-19.91363964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22616">
            <text:p>22616</text:p>
          </table:table-cell>
          <table:table-cell office:value-type="float" office:value="34274">
            <text:p>34274</text:p>
          </table:table-cell>
          <table:table-cell office:value-type="float" office:value="48679">
            <text:p>48679</text:p>
          </table:table-cell>
          <table:table-cell office:value-type="float" office:value="-563.75">
            <text:p>-563.75</text:p>
          </table:table-cell>
          <table:table-cell office:value-type="float" office:value="67.5">
            <text:p>67.5</text:p>
          </table:table-cell>
          <table:table-cell office:value-type="float" office:value="-1189.625">
            <text:p>-1189.625</text:p>
          </table:table-cell>
          <table:table-cell office:value-type="float" office:value="-0.0249270428015564">
            <text:p>-0.0249270428</text:p>
          </table:table-cell>
          <table:table-cell office:value-type="float" office:value="0.00196942288615277">
            <text:p>0.0019694229</text:p>
          </table:table-cell>
          <table:table-cell office:value-type="float" office:value="-0.0244381560837322">
            <text:p>-0.0244381561</text:p>
          </table:table-cell>
          <table:table-cell office:value-type="float" office:value="0.913973210821701">
            <text:p>0.9139732108</text:p>
          </table:table-cell>
          <table:table-cell office:value-type="float" office:value="1.00690058220948">
            <text:p>1.0069005822</text:p>
          </table:table-cell>
          <table:table-cell office:value-type="float" office:value="0.915637011713572">
            <text:p>0.9156370117</text:p>
          </table:table-cell>
          <table:table-cell office:value-type="float" office:value="-27.4590044939465">
            <text:p>-27.4590044939</text:p>
          </table:table-cell>
          <table:table-cell office:value-type="float" office:value="0">
            <text:p>0</text:p>
          </table:table-cell>
          <table:table-cell office:value-type="float" office:value="-28.0153148044004">
            <text:p>-28.015314804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22676">
            <text:p>22676</text:p>
          </table:table-cell>
          <table:table-cell office:value-type="float" office:value="33508">
            <text:p>33508</text:p>
          </table:table-cell>
          <table:table-cell office:value-type="float" office:value="48690">
            <text:p>48690</text:p>
          </table:table-cell>
          <table:table-cell office:value-type="float" office:value="-496.25">
            <text:p>-496.25</text:p>
          </table:table-cell>
          <table:table-cell office:value-type="float" office:value="-941.875">
            <text:p>-941.875</text:p>
          </table:table-cell>
          <table:table-cell office:value-type="float" office:value="-340.875">
            <text:p>-340.875</text:p>
          </table:table-cell>
          <table:table-cell office:value-type="float" office:value="-0.0218843711412948">
            <text:p>-0.0218843711</text:p>
          </table:table-cell>
          <table:table-cell office:value-type="float" office:value="-0.0281089590545541">
            <text:p>-0.0281089591</text:p>
          </table:table-cell>
          <table:table-cell office:value-type="float" office:value="-0.00700092421441775">
            <text:p>-0.0070009242</text:p>
          </table:table-cell>
          <table:table-cell office:value-type="float" office:value="0.924343395377958">
            <text:p>0.9243433954</text:p>
          </table:table-cell>
          <table:table-cell office:value-type="float" office:value="0.903167265924157">
            <text:p>0.9031672659</text:p>
          </table:table-cell>
          <table:table-cell office:value-type="float" office:value="0.975592830611656">
            <text:p>0.9755928306</text:p>
          </table:table-cell>
          <table:table-cell office:value-type="float" office:value="-31.3253079221934">
            <text:p>-31.3253079222</text:p>
          </table:table-cell>
          <table:table-cell office:value-type="float" office:value="-24.3110769254837">
            <text:p>-24.3110769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22490">
            <text:p>22490</text:p>
          </table:table-cell>
          <table:table-cell office:value-type="float" office:value="31418">
            <text:p>31418</text:p>
          </table:table-cell>
          <table:table-cell office:value-type="float" office:value="48531">
            <text:p>48531</text:p>
          </table:table-cell>
          <table:table-cell office:value-type="float" office:value="-337.5">
            <text:p>-337.5</text:p>
          </table:table-cell>
          <table:table-cell office:value-type="float" office:value="-962">
            <text:p>-962</text:p>
          </table:table-cell>
          <table:table-cell office:value-type="float" office:value="-905.5">
            <text:p>-905.5</text:p>
          </table:table-cell>
          <table:table-cell office:value-type="float" office:value="-0.0150066696309471">
            <text:p>-0.0150066696</text:p>
          </table:table-cell>
          <table:table-cell office:value-type="float" office:value="-0.0306193901585079">
            <text:p>-0.0306193902</text:p>
          </table:table-cell>
          <table:table-cell office:value-type="float" office:value="-0.0186581772475325">
            <text:p>-0.0186581772</text:p>
          </table:table-cell>
          <table:table-cell office:value-type="float" office:value="0.947918048553174">
            <text:p>0.9479180486</text:p>
          </table:table-cell>
          <table:table-cell office:value-type="float" office:value="0.894669726670433">
            <text:p>0.8946697267</text:p>
          </table:table-cell>
          <table:table-cell office:value-type="float" office:value="0.935378709686909">
            <text:p>0.9353787097</text:p>
          </table:table-cell>
          <table:table-cell office:value-type="float" office:value="0">
            <text:p>0</text:p>
          </table:table-cell>
          <table:table-cell office:value-type="float" office:value="-22.28915418223">
            <text:p>-22.28915418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22388">
            <text:p>22388</text:p>
          </table:table-cell>
          <table:table-cell office:value-type="float" office:value="30458">
            <text:p>30458</text:p>
          </table:table-cell>
          <table:table-cell office:value-type="float" office:value="50673">
            <text:p>50673</text:p>
          </table:table-cell>
          <table:table-cell office:value-type="float" office:value="-714.375">
            <text:p>-714.375</text:p>
          </table:table-cell>
          <table:table-cell office:value-type="float" office:value="-1003.25">
            <text:p>-1003.25</text:p>
          </table:table-cell>
          <table:table-cell office:value-type="float" office:value="-1119.25">
            <text:p>-1119.25</text:p>
          </table:table-cell>
          <table:table-cell office:value-type="float" office:value="-0.0319088350902269">
            <text:p>-0.0319088351</text:p>
          </table:table-cell>
          <table:table-cell office:value-type="float" office:value="-0.0329388009718301">
            <text:p>-0.032938801</text:p>
          </table:table-cell>
          <table:table-cell office:value-type="float" office:value="-0.0220876995638703">
            <text:p>-0.0220876996</text:p>
          </table:table-cell>
          <table:table-cell office:value-type="float" office:value="0.890314697747564">
            <text:p>0.8903146977</text:p>
          </table:table-cell>
          <table:table-cell office:value-type="float" office:value="0.88684072723314">
            <text:p>0.8868407272</text:p>
          </table:table-cell>
          <table:table-cell office:value-type="float" office:value="0.923649269811621">
            <text:p>0.9236492698</text:p>
          </table:table-cell>
          <table:table-cell office:value-type="float" office:value="-21.3742886368516">
            <text:p>-21.3742886369</text:p>
          </table:table-cell>
          <table:table-cell office:value-type="float" office:value="-20.694977283209">
            <text:p>-20.6949772832</text:p>
          </table:table-cell>
          <table:table-cell office:value-type="float" office:value="-31.0337284933037">
            <text:p>-31.033728493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office:value-type="float" office:value="884">
            <text:p>884</text:p>
          </table:table-cell>
          <table:table-cell office:value-type="float" office:value="1236">
            <text:p>1236</text:p>
          </table:table-cell>
          <table:table-cell office:value-type="float" office:value="1798">
            <text:p>1798</text:p>
          </table:table-cell>
          <table:table-cell office:value-type="float" office:value="21676">
            <text:p>21676</text:p>
          </table:table-cell>
          <table:table-cell office:value-type="float" office:value="30430">
            <text:p>30430</text:p>
          </table:table-cell>
          <table:table-cell office:value-type="float" office:value="47697">
            <text:p>47697</text:p>
          </table:table-cell>
          <table:table-cell office:value-type="float" office:value="-593.75">
            <text:p>-593.75</text:p>
          </table:table-cell>
          <table:table-cell office:value-type="float" office:value="-176.25">
            <text:p>-176.25</text:p>
          </table:table-cell>
          <table:table-cell office:value-type="float" office:value="-1213.5">
            <text:p>-1213.5</text:p>
          </table:table-cell>
          <table:table-cell office:value-type="float" office:value="-0.0273920465030448">
            <text:p>-0.0273920465</text:p>
          </table:table-cell>
          <table:table-cell office:value-type="float" office:value="-0.00579198159710812">
            <text:p>-0.0057919816</text:p>
          </table:table-cell>
          <table:table-cell office:value-type="float" office:value="-0.0254418516887855">
            <text:p>-0.0254418517</text:p>
          </table:table-cell>
          <table:table-cell office:value-type="float" office:value="0.905598472694128">
            <text:p>0.9055984727</text:p>
          </table:table-cell>
          <table:table-cell office:value-type="float" office:value="0.979793816629731">
            <text:p>0.9797938166</text:p>
          </table:table-cell>
          <table:table-cell office:value-type="float" office:value="0.912222203211265">
            <text:p>0.9122222032</text:p>
          </table:table-cell>
          <table:table-cell office:value-type="float" office:value="-24.9565097687141">
            <text:p>-24.9565097687</text:p>
          </table:table-cell>
          <table:table-cell office:value-type="float" office:value="0">
            <text:p>0</text:p>
          </table:table-cell>
          <table:table-cell office:value-type="float" office:value="-26.8963062441969">
            <text:p>-26.896306244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22248">
            <text:p>22248</text:p>
          </table:table-cell>
          <table:table-cell office:value-type="float" office:value="29996">
            <text:p>29996</text:p>
          </table:table-cell>
          <table:table-cell office:value-type="float" office:value="44727">
            <text:p>44727</text:p>
          </table:table-cell>
          <table:table-cell office:value-type="float" office:value="-489.5">
            <text:p>-489.5</text:p>
          </table:table-cell>
          <table:table-cell office:value-type="float" office:value="-679.875">
            <text:p>-679.875</text:p>
          </table:table-cell>
          <table:table-cell office:value-type="float" office:value="-1287.125">
            <text:p>-1287.125</text:p>
          </table:table-cell>
          <table:table-cell office:value-type="float" office:value="-0.0220019777058612">
            <text:p>-0.0220019777</text:p>
          </table:table-cell>
          <table:table-cell office:value-type="float" office:value="-0.0226655220696093">
            <text:p>-0.0226655221</text:p>
          </table:table-cell>
          <table:table-cell office:value-type="float" office:value="-0.0287773604310595">
            <text:p>-0.0287773604</text:p>
          </table:table-cell>
          <table:table-cell office:value-type="float" office:value="0.923941888594505">
            <text:p>0.9239418886</text:p>
          </table:table-cell>
          <table:table-cell office:value-type="float" office:value="0.921677575502116">
            <text:p>0.9216775755</text:p>
          </table:table-cell>
          <table:table-cell office:value-type="float" office:value="0.900902385979115">
            <text:p>0.900902386</text:p>
          </table:table-cell>
          <table:table-cell office:value-type="float" office:value="-31.1559993101814">
            <text:p>-31.1559993102</text:p>
          </table:table-cell>
          <table:table-cell office:value-type="float" office:value="-30.2336690913459">
            <text:p>-30.2336690913</text:p>
          </table:table-cell>
          <table:table-cell office:value-type="float" office:value="-23.7382845777291">
            <text:p>-23.738284577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2">
            <text:p>2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22204">
            <text:p>22204</text:p>
          </table:table-cell>
          <table:table-cell office:value-type="float" office:value="29198">
            <text:p>29198</text:p>
          </table:table-cell>
          <table:table-cell office:value-type="float" office:value="41899">
            <text:p>41899</text:p>
          </table:table-cell>
          <table:table-cell office:value-type="float" office:value="-303">
            <text:p>-303</text:p>
          </table:table-cell>
          <table:table-cell office:value-type="float" office:value="-1056.75">
            <text:p>-1056.75</text:p>
          </table:table-cell>
          <table:table-cell office:value-type="float" office:value="-1173.625">
            <text:p>-1173.625</text:p>
          </table:table-cell>
          <table:table-cell office:value-type="float" office:value="-0.0136461898756981">
            <text:p>-0.0136461899</text:p>
          </table:table-cell>
          <table:table-cell office:value-type="float" office:value="-0.0361925474347558">
            <text:p>-0.0361925474</text:p>
          </table:table-cell>
          <table:table-cell office:value-type="float" office:value="-0.0280108117138834">
            <text:p>-0.0280108117</text:p>
          </table:table-cell>
          <table:table-cell office:value-type="float" office:value="0.952603323691379">
            <text:p>0.9526033237</text:p>
          </table:table-cell>
          <table:table-cell office:value-type="float" office:value="0.875893488938396">
            <text:p>0.8758934889</text:p>
          </table:table-cell>
          <table:table-cell office:value-type="float" office:value="0.903499985924235">
            <text:p>0.9034999859</text:p>
          </table:table-cell>
          <table:table-cell office:value-type="float" office:value="0">
            <text:p>0</text:p>
          </table:table-cell>
          <table:table-cell office:value-type="float" office:value="-18.8029520837533">
            <text:p>-18.8029520838</text:p>
          </table:table-cell>
          <table:table-cell office:value-type="float" office:value="-24.3974866969394">
            <text:p>-24.397486696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21970">
            <text:p>21970</text:p>
          </table:table-cell>
          <table:table-cell office:value-type="float" office:value="28742">
            <text:p>28742</text:p>
          </table:table-cell>
          <table:table-cell office:value-type="float" office:value="40294">
            <text:p>40294</text:p>
          </table:table-cell>
          <table:table-cell office:value-type="float" office:value="-1226.5">
            <text:p>-1226.5</text:p>
          </table:table-cell>
          <table:table-cell office:value-type="float" office:value="-292.75">
            <text:p>-292.75</text:p>
          </table:table-cell>
          <table:table-cell office:value-type="float" office:value="-382.25">
            <text:p>-382.25</text:p>
          </table:table-cell>
          <table:table-cell office:value-type="float" office:value="-0.0558261265361857">
            <text:p>-0.0558261265</text:p>
          </table:table-cell>
          <table:table-cell office:value-type="float" office:value="-0.0101854429058521">
            <text:p>-0.0101854429</text:p>
          </table:table-cell>
          <table:table-cell office:value-type="float" office:value="-0.0094865240482454">
            <text:p>-0.009486524</text:p>
          </table:table-cell>
          <table:table-cell office:value-type="float" office:value="0.810717007675257">
            <text:p>0.8107170077</text:p>
          </table:table-cell>
          <table:table-cell office:value-type="float" office:value="0.964554286594007">
            <text:p>0.9645542866</text:p>
          </table:table-cell>
          <table:table-cell office:value-type="float" office:value="0.966973554342636">
            <text:p>0.9669735543</text:p>
          </table:table-cell>
          <table:table-cell office:value-type="float" office:value="-12.0662874531724">
            <text:p>-12.06628745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95">
            <text:p>995</text:p>
          </table:table-cell>
          <table:table-cell office:value-type="float" office:value="2003">
            <text:p>2003</text:p>
          </table:table-cell>
          <table:table-cell office:value-type="float" office:value="21112">
            <text:p>21112</text:p>
          </table:table-cell>
          <table:table-cell office:value-type="float" office:value="28274">
            <text:p>28274</text:p>
          </table:table-cell>
          <table:table-cell office:value-type="float" office:value="40733">
            <text:p>40733</text:p>
          </table:table-cell>
          <table:table-cell office:value-type="float" office:value="-783.5">
            <text:p>-783.5</text:p>
          </table:table-cell>
          <table:table-cell office:value-type="float" office:value="-677.75">
            <text:p>-677.75</text:p>
          </table:table-cell>
          <table:table-cell office:value-type="float" office:value="-328.75">
            <text:p>-328.75</text:p>
          </table:table-cell>
          <table:table-cell office:value-type="float" office:value="-0.0371115953012505">
            <text:p>-0.0371115953</text:p>
          </table:table-cell>
          <table:table-cell office:value-type="float" office:value="-0.0239707858810214">
            <text:p>-0.0239707859</text:p>
          </table:table-cell>
          <table:table-cell office:value-type="float" office:value="-0.00807085164363047">
            <text:p>-0.0080708516</text:p>
          </table:table-cell>
          <table:table-cell office:value-type="float" office:value="0.872808866636999">
            <text:p>0.8728088666</text:p>
          </table:table-cell>
          <table:table-cell office:value-type="float" office:value="0.917228462624902">
            <text:p>0.9172284626</text:p>
          </table:table-cell>
          <table:table-cell office:value-type="float" office:value="0.97187969099395">
            <text:p>0.971879691</text:p>
          </table:table-cell>
          <table:table-cell office:value-type="float" office:value="-18.3286169758822">
            <text:p>-18.3286169759</text:p>
          </table:table-cell>
          <table:table-cell office:value-type="float" office:value="-28.5683560221442">
            <text:p>-28.5683560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8325">
            <text:p>18325</text:p>
          </table:table-cell>
          <table:table-cell office:value-type="float" office:value="27633">
            <text:p>27633</text:p>
          </table:table-cell>
          <table:table-cell office:value-type="float" office:value="40040">
            <text:p>40040</text:p>
          </table:table-cell>
          <table:table-cell office:value-type="float" office:value="-837.25">
            <text:p>-837.25</text:p>
          </table:table-cell>
          <table:table-cell office:value-type="float" office:value="-622">
            <text:p>-622</text:p>
          </table:table-cell>
          <table:table-cell office:value-type="float" office:value="-876.25">
            <text:p>-876.25</text:p>
          </table:table-cell>
          <table:table-cell office:value-type="float" office:value="-0.0456889495225102">
            <text:p>-0.0456889495</text:p>
          </table:table-cell>
          <table:table-cell office:value-type="float" office:value="-0.0225093185683784">
            <text:p>-0.0225093186</text:p>
          </table:table-cell>
          <table:table-cell office:value-type="float" office:value="-0.0218843656343656">
            <text:p>-0.0218843656</text:p>
          </table:table-cell>
          <table:table-cell office:value-type="float" office:value="0.844180137683816">
            <text:p>0.8441801377</text:p>
          </table:table-cell>
          <table:table-cell office:value-type="float" office:value="0.922210457078605">
            <text:p>0.9222104571</text:p>
          </table:table-cell>
          <table:table-cell office:value-type="float" office:value="0.924343414179789">
            <text:p>0.9243434142</text:p>
          </table:table-cell>
          <table:table-cell office:value-type="float" office:value="-14.8217280079172">
            <text:p>-14.8217280079</text:p>
          </table:table-cell>
          <table:table-cell office:value-type="float" office:value="-30.4458992216274">
            <text:p>-30.4458992216</text:p>
          </table:table-cell>
          <table:table-cell office:value-type="float" office:value="-31.3253158926762">
            <text:p>-31.325315892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1186">
            <text:p>1186</text:p>
          </table:table-cell>
          <table:table-cell office:value-type="float" office:value="1823">
            <text:p>1823</text:p>
          </table:table-cell>
          <table:table-cell office:value-type="float" office:value="16218">
            <text:p>16218</text:p>
          </table:table-cell>
          <table:table-cell office:value-type="float" office:value="27242">
            <text:p>27242</text:p>
          </table:table-cell>
          <table:table-cell office:value-type="float" office:value="39142">
            <text:p>39142</text:p>
          </table:table-cell>
          <table:table-cell office:value-type="float" office:value="-866">
            <text:p>-866</text:p>
          </table:table-cell>
          <table:table-cell office:value-type="float" office:value="-484.375">
            <text:p>-484.375</text:p>
          </table:table-cell>
          <table:table-cell office:value-type="float" office:value="-563.125">
            <text:p>-563.125</text:p>
          </table:table-cell>
          <table:table-cell office:value-type="float" office:value="-0.0533974596127759">
            <text:p>-0.0533974596</text:p>
          </table:table-cell>
          <table:table-cell office:value-type="float" office:value="-0.0177804493062183">
            <text:p>-0.0177804493</text:p>
          </table:table-cell>
          <table:table-cell office:value-type="float" office:value="-0.0143867201471565">
            <text:p>-0.0143867201</text:p>
          </table:table-cell>
          <table:table-cell office:value-type="float" office:value="0.818697417193756">
            <text:p>0.8186974172</text:p>
          </table:table-cell>
          <table:table-cell office:value-type="float" office:value="0.938388070408197">
            <text:p>0.9383880704</text:p>
          </table:table-cell>
          <table:table-cell office:value-type="float" office:value="0.950052155809474">
            <text:p>0.9500521558</text:p>
          </table:table-cell>
          <table:table-cell office:value-type="float" office:value="-12.631158625945">
            <text:p>-12.63115862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319">
            <text:p>1319</text:p>
          </table:table-cell>
          <table:table-cell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3958">
            <text:p>13958</text:p>
          </table:table-cell>
          <table:table-cell office:value-type="float" office:value="25820">
            <text:p>25820</text:p>
          </table:table-cell>
          <table:table-cell office:value-type="float" office:value="39541">
            <text:p>39541</text:p>
          </table:table-cell>
          <table:table-cell office:value-type="float" office:value="-945.5">
            <text:p>-945.5</text:p>
          </table:table-cell>
          <table:table-cell office:value-type="float" office:value="-1549.5">
            <text:p>-1549.5</text:p>
          </table:table-cell>
          <table:table-cell office:value-type="float" office:value="-339.5">
            <text:p>-339.5</text:p>
          </table:table-cell>
          <table:table-cell office:value-type="float" office:value="-0.0677389310789511">
            <text:p>-0.0677389311</text:p>
          </table:table-cell>
          <table:table-cell office:value-type="float" office:value="-0.0600116189000775">
            <text:p>-0.0600116189</text:p>
          </table:table-cell>
          <table:table-cell office:value-type="float" office:value="-0.00858602463265977">
            <text:p>-0.0085860246</text:p>
          </table:table-cell>
          <table:table-cell office:value-type="float" office:value="0.77190732427976">
            <text:p>0.7719073243</text:p>
          </table:table-cell>
          <table:table-cell office:value-type="float" office:value="0.797018066879625">
            <text:p>0.7970180669</text:p>
          </table:table-cell>
          <table:table-cell office:value-type="float" office:value="0.970093404630916">
            <text:p>0.9700934046</text:p>
          </table:table-cell>
          <table:table-cell office:value-type="float" office:value="-9.8820016487374">
            <text:p>-9.8820016487</text:p>
          </table:table-cell>
          <table:table-cell office:value-type="float" office:value="-11.2000681896244">
            <text:p>-11.20006818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88">
            <text:p>988</text:p>
          </table:table-cell>
          <table:table-cell table:number-columns-repeated="2" office:value-type="float" office:value="2055">
            <text:p>2055</text:p>
          </table:table-cell>
          <table:table-cell office:value-type="float" office:value="13035">
            <text:p>13035</text:p>
          </table:table-cell>
          <table:table-cell office:value-type="float" office:value="25635">
            <text:p>25635</text:p>
          </table:table-cell>
          <table:table-cell office:value-type="float" office:value="39796">
            <text:p>39796</text:p>
          </table:table-cell>
          <table:table-cell office:value-type="float" office:value="-1330.5">
            <text:p>-1330.5</text:p>
          </table:table-cell>
          <table:table-cell office:value-type="float" office:value="-1938.5">
            <text:p>-1938.5</text:p>
          </table:table-cell>
          <table:table-cell office:value-type="float" office:value="-340.125">
            <text:p>-340.125</text:p>
          </table:table-cell>
          <table:table-cell office:value-type="float" office:value="-0.102071346375144">
            <text:p>-0.1020713464</text:p>
          </table:table-cell>
          <table:table-cell office:value-type="float" office:value="-0.0756192705285742">
            <text:p>-0.0756192705</text:p>
          </table:table-cell>
          <table:table-cell office:value-type="float" office:value="-0.00854671323751131">
            <text:p>-0.0085467132</text:p>
          </table:table-cell>
          <table:table-cell office:value-type="float" office:value="0.663170664798632">
            <text:p>0.6631706648</text:p>
          </table:table-cell>
          <table:table-cell office:value-type="float" office:value="0.746540370337527">
            <text:p>0.7465403703</text:p>
          </table:table-cell>
          <table:table-cell office:value-type="float" office:value="0.970229674430752">
            <text:p>0.9702296744</text:p>
          </table:table-cell>
          <table:table-cell office:value-type="float" office:value="-6.43801925245772">
            <text:p>-6.4380192525</text:p>
          </table:table-cell>
          <table:table-cell office:value-type="float" office:value="-8.81516196345964">
            <text:p>-8.81516196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50">
            <text:p>950</text:p>
          </table:table-cell>
          <table:table-cell office:value-type="float" office:value="2026">
            <text:p>2026</text:p>
          </table:table-cell>
          <table:table-cell office:value-type="float" office:value="10995">
            <text:p>10995</text:p>
          </table:table-cell>
          <table:table-cell office:value-type="float" office:value="23101">
            <text:p>23101</text:p>
          </table:table-cell>
          <table:table-cell office:value-type="float" office:value="39362">
            <text:p>39362</text:p>
          </table:table-cell>
          <table:table-cell office:value-type="float" office:value="-1073">
            <text:p>-1073</text:p>
          </table:table-cell>
          <table:table-cell office:value-type="float" office:value="-526.75">
            <text:p>-526.75</text:p>
          </table:table-cell>
          <table:table-cell office:value-type="float" office:value="-882.75">
            <text:p>-882.75</text:p>
          </table:table-cell>
          <table:table-cell office:value-type="float" office:value="-0.0975898135516144">
            <text:p>-0.0975898136</text:p>
          </table:table-cell>
          <table:table-cell office:value-type="float" office:value="-0.022802043201593">
            <text:p>-0.0228020432</text:p>
          </table:table-cell>
          <table:table-cell office:value-type="float" office:value="-0.0224264519079315">
            <text:p>-0.0224264519</text:p>
          </table:table-cell>
          <table:table-cell office:value-type="float" office:value="0.677102245119066">
            <text:p>0.6771022451</text:p>
          </table:table-cell>
          <table:table-cell office:value-type="float" office:value="0.921211917815792">
            <text:p>0.9212119178</text:p>
          </table:table-cell>
          <table:table-cell office:value-type="float" office:value="0.92249319198279">
            <text:p>0.922493192</text:p>
          </table:table-cell>
          <table:table-cell office:value-type="float" office:value="-6.75015520304373">
            <text:p>-6.750155203</text:p>
          </table:table-cell>
          <table:table-cell office:value-type="float" office:value="-30.050562073689">
            <text:p>-30.0505620737</text:p>
          </table:table-cell>
          <table:table-cell office:value-type="float" office:value="-30.5596884283166">
            <text:p>-30.559688428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9045">
            <text:p>9045</text:p>
          </table:table-cell>
          <table:table-cell office:value-type="float" office:value="21254">
            <text:p>21254</text:p>
          </table:table-cell>
          <table:table-cell office:value-type="float" office:value="37618">
            <text:p>37618</text:p>
          </table:table-cell>
          <table:table-cell office:value-type="float" office:value="-842.625">
            <text:p>-842.625</text:p>
          </table:table-cell>
          <table:table-cell office:value-type="float" office:value="-1957.75">
            <text:p>-1957.75</text:p>
          </table:table-cell>
          <table:table-cell office:value-type="float" office:value="-1352">
            <text:p>-1352</text:p>
          </table:table-cell>
          <table:table-cell office:value-type="float" office:value="-0.0931592039800995">
            <text:p>-0.093159204</text:p>
          </table:table-cell>
          <table:table-cell office:value-type="float" office:value="-0.0921120730215489">
            <text:p>-0.092112073</text:p>
          </table:table-cell>
          <table:table-cell office:value-type="float" office:value="-0.0359402413738104">
            <text:p>-0.0359402414</text:p>
          </table:table-cell>
          <table:table-cell office:value-type="float" office:value="0.690952915150615">
            <text:p>0.6909529152</text:p>
          </table:table-cell>
          <table:table-cell office:value-type="float" office:value="0.69423762705738">
            <text:p>0.6942376271</text:p>
          </table:table-cell>
          <table:table-cell office:value-type="float" office:value="0.876740889053679">
            <text:p>0.8767408891</text:p>
          </table:table-cell>
          <table:table-cell office:value-type="float" office:value="-7.08823721864934">
            <text:p>-7.0882372186</text:p>
          </table:table-cell>
          <table:table-cell office:value-type="float" office:value="-7.17288705153765">
            <text:p>-7.1728870515</text:p>
          </table:table-cell>
          <table:table-cell office:value-type="float" office:value="-18.9374147858548">
            <text:p>-18.937414785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9180">
            <text:p>9180</text:p>
          </table:table-cell>
          <table:table-cell office:value-type="float" office:value="20959">
            <text:p>20959</text:p>
          </table:table-cell>
          <table:table-cell office:value-type="float" office:value="36912">
            <text:p>36912</text:p>
          </table:table-cell>
          <table:table-cell office:value-type="float" office:value="-556.875">
            <text:p>-556.875</text:p>
          </table:table-cell>
          <table:table-cell office:value-type="float" office:value="-962">
            <text:p>-962</text:p>
          </table:table-cell>
          <table:table-cell office:value-type="float" office:value="-1738.25">
            <text:p>-1738.25</text:p>
          </table:table-cell>
          <table:table-cell office:value-type="float" office:value="-0.0606617647058824">
            <text:p>-0.0606617647</text:p>
          </table:table-cell>
          <table:table-cell office:value-type="float" office:value="-0.0458991364091798">
            <text:p>-0.0458991364</text:p>
          </table:table-cell>
          <table:table-cell office:value-type="float" office:value="-0.0470917316861725">
            <text:p>-0.0470917317</text:p>
          </table:table-cell>
          <table:table-cell office:value-type="float" office:value="0.794896328935986">
            <text:p>0.7948963289</text:p>
          </table:table-cell>
          <table:table-cell office:value-type="float" office:value="0.843482214785163">
            <text:p>0.8434822148</text:p>
          </table:table-cell>
          <table:table-cell office:value-type="float" office:value="0.839525496237073">
            <text:p>0.8395254962</text:p>
          </table:table-cell>
          <table:table-cell office:value-type="float" office:value="-11.0762381521496">
            <text:p>-11.0762381521</text:p>
          </table:table-cell>
          <table:table-cell office:value-type="float" office:value="-14.7522423916713">
            <text:p>-14.7522423917</text:p>
          </table:table-cell>
          <table:table-cell office:value-type="float" office:value="-14.3697248160624">
            <text:p>-14.369724816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10040">
            <text:p>10040</text:p>
          </table:table-cell>
          <table:table-cell office:value-type="float" office:value="20092">
            <text:p>20092</text:p>
          </table:table-cell>
          <table:table-cell office:value-type="float" office:value="35735">
            <text:p>35735</text:p>
          </table:table-cell>
          <table:table-cell office:value-type="float" office:value="-1259.375">
            <text:p>-1259.375</text:p>
          </table:table-cell>
          <table:table-cell office:value-type="float" office:value="-1166.375">
            <text:p>-1166.375</text:p>
          </table:table-cell>
          <table:table-cell office:value-type="float" office:value="-1867.625">
            <text:p>-1867.625</text:p>
          </table:table-cell>
          <table:table-cell office:value-type="float" office:value="-0.125435756972112">
            <text:p>-0.125435757</text:p>
          </table:table-cell>
          <table:table-cell office:value-type="float" office:value="-0.0580517121242285">
            <text:p>-0.0580517121</text:p>
          </table:table-cell>
          <table:table-cell office:value-type="float" office:value="-0.0522631873513362">
            <text:p>-0.0522631874</text:p>
          </table:table-cell>
          <table:table-cell office:value-type="float" office:value="0.591813743686856">
            <text:p>0.5918137437</text:p>
          </table:table-cell>
          <table:table-cell office:value-type="float" office:value="0.803424210075086">
            <text:p>0.8034242101</text:p>
          </table:table-cell>
          <table:table-cell office:value-type="float" office:value="0.82243246814448">
            <text:p>0.8224324681</text:p>
          </table:table-cell>
          <table:table-cell office:value-type="float" office:value="-5.171600678453">
            <text:p>-5.1716006785</text:p>
          </table:table-cell>
          <table:table-cell office:value-type="float" office:value="-11.5901398925114">
            <text:p>-11.5901398925</text:p>
          </table:table-cell>
          <table:table-cell office:value-type="float" office:value="-12.9129533700553">
            <text:p>-12.912953370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94">
            <text:p>694</text:p>
          </table:table-cell>
          <table:table-cell office:value-type="float" office:value="1766">
            <text:p>1766</text:p>
          </table:table-cell>
          <table:table-cell office:value-type="float" office:value="7460">
            <text:p>7460</text:p>
          </table:table-cell>
          <table:table-cell office:value-type="float" office:value="17812">
            <text:p>17812</text:p>
          </table:table-cell>
          <table:table-cell office:value-type="float" office:value="31331">
            <text:p>31331</text:p>
          </table:table-cell>
          <table:table-cell office:value-type="float" office:value="-984">
            <text:p>-984</text:p>
          </table:table-cell>
          <table:table-cell office:value-type="float" office:value="-1801">
            <text:p>-1801</text:p>
          </table:table-cell>
          <table:table-cell office:value-type="float" office:value="-1894">
            <text:p>-1894</text:p>
          </table:table-cell>
          <table:table-cell office:value-type="float" office:value="-0.131903485254692">
            <text:p>-0.1319034853</text:p>
          </table:table-cell>
          <table:table-cell office:value-type="float" office:value="-0.10111161015046">
            <text:p>-0.1011116102</text:p>
          </table:table-cell>
          <table:table-cell office:value-type="float" office:value="-0.0604513102039514">
            <text:p>-0.0604513102</text:p>
          </table:table-cell>
          <table:table-cell office:value-type="float" office:value="0.572438919276355">
            <text:p>0.5724389193</text:p>
          </table:table-cell>
          <table:table-cell office:value-type="float" office:value="0.666147537579537">
            <text:p>0.6661475376</text:p>
          </table:table-cell>
          <table:table-cell office:value-type="float" office:value="0.795582961660704">
            <text:p>0.7955829617</text:p>
          </table:table-cell>
          <table:table-cell office:value-type="float" office:value="-4.90021580689498">
            <text:p>-4.9002158069</text:p>
          </table:table-cell>
          <table:table-cell office:value-type="float" office:value="-6.50253827708339">
            <text:p>-6.5025382771</text:p>
          </table:table-cell>
          <table:table-cell office:value-type="float" office:value="-11.1160309195833">
            <text:p>-11.116030919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88">
            <text:p>788</text:p>
          </table:table-cell>
          <table:table-cell office:value-type="float" office:value="1852">
            <text:p>1852</text:p>
          </table:table-cell>
          <table:table-cell office:value-type="float" office:value="9792">
            <text:p>9792</text:p>
          </table:table-cell>
          <table:table-cell office:value-type="float" office:value="16524">
            <text:p>16524</text:p>
          </table:table-cell>
          <table:table-cell office:value-type="float" office:value="27495">
            <text:p>27495</text:p>
          </table:table-cell>
          <table:table-cell office:value-type="float" office:value="-789.375">
            <text:p>-789.375</text:p>
          </table:table-cell>
          <table:table-cell office:value-type="float" office:value="-1002.375">
            <text:p>-1002.375</text:p>
          </table:table-cell>
          <table:table-cell office:value-type="float" office:value="-1691.125">
            <text:p>-1691.125</text:p>
          </table:table-cell>
          <table:table-cell office:value-type="float" office:value="-0.0806142769607843">
            <text:p>-0.080614277</text:p>
          </table:table-cell>
          <table:table-cell office:value-type="float" office:value="-0.0606617647058824">
            <text:p>-0.0606617647</text:p>
          </table:table-cell>
          <table:table-cell office:value-type="float" office:value="-0.0615066375704674">
            <text:p>-0.0615066376</text:p>
          </table:table-cell>
          <table:table-cell office:value-type="float" office:value="0.730587407471079">
            <text:p>0.7305874075</text:p>
          </table:table-cell>
          <table:table-cell office:value-type="float" office:value="0.794896328935986">
            <text:p>0.7948963289</text:p>
          </table:table-cell>
          <table:table-cell office:value-type="float" office:value="0.792141578775205">
            <text:p>0.7921415788</text:p>
          </table:table-cell>
          <table:table-cell office:value-type="float" office:value="-8.24688998999177">
            <text:p>-8.24688999</text:p>
          </table:table-cell>
          <table:table-cell office:value-type="float" office:value="-11.0762381521496">
            <text:p>-11.0762381521</text:p>
          </table:table-cell>
          <table:table-cell office:value-type="float" office:value="-10.9192295082436">
            <text:p>-10.919229508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office:value-type="float" office:value="891">
            <text:p>891</text:p>
          </table:table-cell>
          <table:table-cell table:number-columns-repeated="2" office:value-type="float" office:value="1946">
            <text:p>1946</text:p>
          </table:table-cell>
          <table:table-cell office:value-type="float" office:value="10020">
            <text:p>10020</text:p>
          </table:table-cell>
          <table:table-cell office:value-type="float" office:value="16464">
            <text:p>16464</text:p>
          </table:table-cell>
          <table:table-cell office:value-type="float" office:value="27344">
            <text:p>27344</text:p>
          </table:table-cell>
          <table:table-cell office:value-type="float" office:value="-78.75">
            <text:p>-78.75</text:p>
          </table:table-cell>
          <table:table-cell office:value-type="float" office:value="-829.5">
            <text:p>-829.5</text:p>
          </table:table-cell>
          <table:table-cell office:value-type="float" office:value="-994">
            <text:p>-994</text:p>
          </table:table-cell>
          <table:table-cell office:value-type="float" office:value="-0.00785928143712575">
            <text:p>-0.0078592814</text:p>
          </table:table-cell>
          <table:table-cell office:value-type="float" office:value="-0.0503826530612245">
            <text:p>-0.0503826531</text:p>
          </table:table-cell>
          <table:table-cell office:value-type="float" office:value="-0.0363516676418958">
            <text:p>-0.0363516676</text:p>
          </table:table-cell>
          <table:table-cell office:value-type="float" office:value="0.972613580847287">
            <text:p>0.9726135808</text:p>
          </table:table-cell>
          <table:table-cell office:value-type="float" office:value="0.82863600127551">
            <text:p>0.8286360013</text:p>
          </table:table-cell>
          <table:table-cell office:value-type="float" office:value="0.875359192984444">
            <text:p>0.875359193</text:p>
          </table:table-cell>
          <table:table-cell office:value-type="float" office:value="0">
            <text:p>0</text:p>
          </table:table-cell>
          <table:table-cell office:value-type="float" office:value="-13.4080958868189">
            <text:p>-13.4080958868</text:p>
          </table:table-cell>
          <table:table-cell office:value-type="float" office:value="-18.719111034175">
            <text:p>-18.719111034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97">
            <text:p>997</text:p>
          </table:table-cell>
          <table:table-cell office:value-type="float" office:value="2042">
            <text:p>2042</text:p>
          </table:table-cell>
          <table:table-cell office:value-type="float" office:value="7530">
            <text:p>7530</text:p>
          </table:table-cell>
          <table:table-cell office:value-type="float" office:value="15224">
            <text:p>15224</text:p>
          </table:table-cell>
          <table:table-cell office:value-type="float" office:value="26512">
            <text:p>26512</text:p>
          </table:table-cell>
          <table:table-cell office:value-type="float" office:value="-373.125">
            <text:p>-373.125</text:p>
          </table:table-cell>
          <table:table-cell office:value-type="float" office:value="-1567">
            <text:p>-1567</text:p>
          </table:table-cell>
          <table:table-cell office:value-type="float" office:value="-1022">
            <text:p>-1022</text:p>
          </table:table-cell>
          <table:table-cell office:value-type="float" office:value="-0.0495517928286853">
            <text:p>-0.0495517928</text:p>
          </table:table-cell>
          <table:table-cell office:value-type="float" office:value="-0.102929584866001">
            <text:p>-0.1029295849</text:p>
          </table:table-cell>
          <table:table-cell office:value-type="float" office:value="-0.0385485817742909">
            <text:p>-0.0385485818</text:p>
          </table:table-cell>
          <table:table-cell office:value-type="float" office:value="0.831381270237774">
            <text:p>0.8313812702</text:p>
          </table:table-cell>
          <table:table-cell office:value-type="float" office:value="0.660511671872743">
            <text:p>0.6605116719</text:p>
          </table:table-cell>
          <table:table-cell office:value-type="float" office:value="0.867992510377328">
            <text:p>0.8679925104</text:p>
          </table:table-cell>
          <table:table-cell office:value-type="float" office:value="-13.6388280358517">
            <text:p>-13.6388280359</text:p>
          </table:table-cell>
          <table:table-cell office:value-type="float" office:value="-6.38134150440311">
            <text:p>-6.3813415044</text:p>
          </table:table-cell>
          <table:table-cell office:value-type="float" office:value="-17.6322888841202">
            <text:p>-17.632288884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office:value-type="float" office:value="965">
            <text:p>965</text:p>
          </table:table-cell>
          <table:table-cell office:value-type="float" office:value="1370">
            <text:p>1370</text:p>
          </table:table-cell>
          <table:table-cell office:value-type="float" office:value="2001">
            <text:p>2001</text:p>
          </table:table-cell>
          <table:table-cell office:value-type="float" office:value="5595">
            <text:p>5595</text:p>
          </table:table-cell>
          <table:table-cell office:value-type="float" office:value="14130">
            <text:p>14130</text:p>
          </table:table-cell>
          <table:table-cell office:value-type="float" office:value="25824">
            <text:p>25824</text:p>
          </table:table-cell>
          <table:table-cell office:value-type="float" office:value="-365.625">
            <text:p>-365.625</text:p>
          </table:table-cell>
          <table:table-cell office:value-type="float" office:value="-245.25">
            <text:p>-245.25</text:p>
          </table:table-cell>
          <table:table-cell office:value-type="float" office:value="-566">
            <text:p>-566</text:p>
          </table:table-cell>
          <table:table-cell office:value-type="float" office:value="-0.0653485254691689">
            <text:p>-0.0653485255</text:p>
          </table:table-cell>
          <table:table-cell office:value-type="float" office:value="-0.0173566878980892">
            <text:p>-0.0173566879</text:p>
          </table:table-cell>
          <table:table-cell office:value-type="float" office:value="-0.0219175960346964">
            <text:p>-0.021917596</text:p>
          </table:table-cell>
          <table:table-cell office:value-type="float" office:value="0.779650203228658">
            <text:p>0.7796502032</text:p>
          </table:table-cell>
          <table:table-cell office:value-type="float" office:value="0.93984205140168">
            <text:p>0.9398420514</text:p>
          </table:table-cell>
          <table:table-cell office:value-type="float" office:value="0.924229960669805">
            <text:p>0.9242299607</text:p>
          </table:table-cell>
          <table:table-cell office:value-type="float" office:value="-10.2564522050972">
            <text:p>-10.2564522051</text:p>
          </table:table-cell>
          <table:table-cell office:value-type="float" office:value="0">
            <text:p>0</text:p>
          </table:table-cell>
          <table:table-cell office:value-type="float" office:value="-31.2772926036074">
            <text:p>-31.277292603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office:value-type="float" office:value="869">
            <text:p>869</text:p>
          </table:table-cell>
          <table:table-cell table:number-columns-repeated="2" office:value-type="float" office:value="1895">
            <text:p>1895</text:p>
          </table:table-cell>
          <table:table-cell office:value-type="float" office:value="7365">
            <text:p>7365</text:p>
          </table:table-cell>
          <table:table-cell office:value-type="float" office:value="14553">
            <text:p>14553</text:p>
          </table:table-cell>
          <table:table-cell office:value-type="float" office:value="25456">
            <text:p>25456</text:p>
          </table:table-cell>
          <table:table-cell office:value-type="float" office:value="-294.375">
            <text:p>-294.375</text:p>
          </table:table-cell>
          <table:table-cell office:value-type="float" office:value="-881.25">
            <text:p>-881.25</text:p>
          </table:table-cell>
          <table:table-cell office:value-type="float" office:value="-462">
            <text:p>-462</text:p>
          </table:table-cell>
          <table:table-cell office:value-type="float" office:value="-0.039969450101833">
            <text:p>-0.0399694501</text:p>
          </table:table-cell>
          <table:table-cell office:value-type="float" office:value="-0.0605545248402391">
            <text:p>-0.0605545248</text:p>
          </table:table-cell>
          <table:table-cell office:value-type="float" office:value="-0.0181489629164048">
            <text:p>-0.0181489629</text:p>
          </table:table-cell>
          <table:table-cell office:value-type="float" office:value="0.863238136248813">
            <text:p>0.8632381362</text:p>
          </table:table-cell>
          <table:table-cell office:value-type="float" office:value="0.795246189997272">
            <text:p>0.79524619</text:p>
          </table:table-cell>
          <table:table-cell office:value-type="float" office:value="0.937124224108268">
            <text:p>0.9371242241</text:p>
          </table:table-cell>
          <table:table-cell office:value-type="float" office:value="-16.9929947068983">
            <text:p>-16.9929947069</text:p>
          </table:table-cell>
          <table:table-cell office:value-type="float" office:value="-11.096480531094">
            <text:p>-11.09648053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3">
            <text:p>733</text:p>
          </table:table-cell>
          <table:table-cell office:value-type="float" office:value="1748">
            <text:p>1748</text:p>
          </table:table-cell>
          <table:table-cell office:value-type="float" office:value="7220">
            <text:p>7220</text:p>
          </table:table-cell>
          <table:table-cell office:value-type="float" office:value="13110">
            <text:p>13110</text:p>
          </table:table-cell>
          <table:table-cell office:value-type="float" office:value="22368">
            <text:p>22368</text:p>
          </table:table-cell>
          <table:table-cell office:value-type="float" office:value="-427.5">
            <text:p>-427.5</text:p>
          </table:table-cell>
          <table:table-cell office:value-type="float" office:value="-882.625">
            <text:p>-882.625</text:p>
          </table:table-cell>
          <table:table-cell office:value-type="float" office:value="-816">
            <text:p>-816</text:p>
          </table:table-cell>
          <table:table-cell office:value-type="float" office:value="-0.0592105263157895">
            <text:p>-0.0592105263</text:p>
          </table:table-cell>
          <table:table-cell office:value-type="float" office:value="-0.0673245614035088">
            <text:p>-0.0673245614</text:p>
          </table:table-cell>
          <table:table-cell office:value-type="float" office:value="-0.036480686695279">
            <text:p>-0.0364806867</text:p>
          </table:table-cell>
          <table:table-cell office:value-type="float" office:value="0.799634695290859">
            <text:p>0.7996346953</text:p>
          </table:table-cell>
          <table:table-cell office:value-type="float" office:value="0.773247924361342">
            <text:p>0.7732479244</text:p>
          </table:table-cell>
          <table:table-cell office:value-type="float" office:value="0.874926043949972">
            <text:p>0.8749260439</text:p>
          </table:table-cell>
          <table:table-cell office:value-type="float" office:value="-11.3563867734363">
            <text:p>-11.3563867734</text:p>
          </table:table-cell>
          <table:table-cell office:value-type="float" office:value="-9.94500715100757">
            <text:p>-9.945007151</text:p>
          </table:table-cell>
          <table:table-cell office:value-type="float" office:value="-18.6516672747771">
            <text:p>-18.651667274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603">
            <text:p>603</text:p>
          </table:table-cell>
          <table:table-cell office:value-type="float" office:value="5140">
            <text:p>5140</text:p>
          </table:table-cell>
          <table:table-cell office:value-type="float" office:value="11242">
            <text:p>11242</text:p>
          </table:table-cell>
          <table:table-cell office:value-type="float" office:value="20178">
            <text:p>20178</text:p>
          </table:table-cell>
          <table:table-cell office:value-type="float" office:value="-347.5">
            <text:p>-347.5</text:p>
          </table:table-cell>
          <table:table-cell office:value-type="float" office:value="-643.5">
            <text:p>-643.5</text:p>
          </table:table-cell>
          <table:table-cell office:value-type="float" office:value="-1163.75">
            <text:p>-1163.75</text:p>
          </table:table-cell>
          <table:table-cell office:value-type="float" office:value="-0.0676070038910506">
            <text:p>-0.0676070039</text:p>
          </table:table-cell>
          <table:table-cell office:value-type="float" office:value="-0.0572407045009785">
            <text:p>-0.0572407045</text:p>
          </table:table-cell>
          <table:table-cell office:value-type="float" office:value="-0.0576741996233522">
            <text:p>-0.0576741996</text:p>
          </table:table-cell>
          <table:table-cell office:value-type="float" office:value="0.772334072052567">
            <text:p>0.7723340721</text:p>
          </table:table-cell>
          <table:table-cell office:value-type="float" office:value="0.806079470820041">
            <text:p>0.8060794708</text:p>
          </table:table-cell>
          <table:table-cell office:value-type="float" office:value="0.804659875390568">
            <text:p>0.8046598754</text:p>
          </table:table-cell>
          <table:table-cell office:value-type="float" office:value="-9.9019775981644">
            <text:p>-9.9019775982</text:p>
          </table:table-cell>
          <table:table-cell office:value-type="float" office:value="-11.759362339302">
            <text:p>-11.7593623393</text:p>
          </table:table-cell>
          <table:table-cell office:value-type="float" office:value="-11.6683186494015">
            <text:p>-11.668318649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1603">
            <text:p>1603</text:p>
          </table:table-cell>
          <table:table-cell office:value-type="float" office:value="7340">
            <text:p>7340</text:p>
          </table:table-cell>
          <table:table-cell office:value-type="float" office:value="12111">
            <text:p>12111</text:p>
          </table:table-cell>
          <table:table-cell office:value-type="float" office:value="21168">
            <text:p>21168</text:p>
          </table:table-cell>
          <table:table-cell office:value-type="float" office:value="165">
            <text:p>165</text:p>
          </table:table-cell>
          <table:table-cell office:value-type="float" office:value="272.25">
            <text:p>272.25</text:p>
          </table:table-cell>
          <table:table-cell office:value-type="float" office:value="-786">
            <text:p>-786</text:p>
          </table:table-cell>
          <table:table-cell table:number-columns-repeated="2" office:value-type="float" office:value="0.0224795640326975">
            <text:p>0.022479564</text:p>
          </table:table-cell>
          <table:table-cell office:value-type="float" office:value="-0.0371315192743764">
            <text:p>-0.0371315193</text:p>
          </table:table-cell>
          <table:table-cell table:number-columns-repeated="2" office:value-type="float" office:value="1.07966892248068">
            <text:p>1.0796689225</text:p>
          </table:table-cell>
          <table:table-cell office:value-type="float" office:value="0.872742031997984">
            <text:p>0.872742032</text:p>
          </table:table-cell>
          <table:table-cell table:number-columns-repeated="2" office:value-type="float" office:value="31.1798368146589">
            <text:p>31.1798368147</text:p>
          </table:table-cell>
          <table:table-cell office:value-type="float" office:value="-18.3185939038089">
            <text:p>-18.318593903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3">
            <text:p>3</text:p>
          </table:table-cell>
          <table:table-cell office:value-type="float" office:value="730">
            <text:p>730</text:p>
          </table:table-cell>
          <table:table-cell office:value-type="float" office:value="1107">
            <text:p>1107</text:p>
          </table:table-cell>
          <table:table-cell office:value-type="float" office:value="1709">
            <text:p>1709</text:p>
          </table:table-cell>
          <table:table-cell office:value-type="float" office:value="7665">
            <text:p>7665</text:p>
          </table:table-cell>
          <table:table-cell office:value-type="float" office:value="12608">
            <text:p>12608</text:p>
          </table:table-cell>
          <table:table-cell office:value-type="float" office:value="21952">
            <text:p>21952</text:p>
          </table:table-cell>
          <table:table-cell office:value-type="float" office:value="-82.5">
            <text:p>-82.5</text:p>
          </table:table-cell>
          <table:table-cell office:value-type="float" office:value="-296">
            <text:p>-296</text:p>
          </table:table-cell>
          <table:table-cell office:value-type="float" office:value="-1106">
            <text:p>-1106</text:p>
          </table:table-cell>
          <table:table-cell office:value-type="float" office:value="-0.0107632093933464">
            <text:p>-0.0107632094</text:p>
          </table:table-cell>
          <table:table-cell office:value-type="float" office:value="-0.0234771573604061">
            <text:p>-0.0234771574</text:p>
          </table:table-cell>
          <table:table-cell office:value-type="float" office:value="-0.0503826530612245">
            <text:p>-0.0503826531</text:p>
          </table:table-cell>
          <table:table-cell office:value-type="float" office:value="0.96255582660912">
            <text:p>0.9625558266</text:p>
          </table:table-cell>
          <table:table-cell office:value-type="float" office:value="0.91891025599732">
            <text:p>0.918910256</text:p>
          </table:table-cell>
          <table:table-cell office:value-type="float" office:value="0.82863600127551">
            <text:p>0.8286360013</text:p>
          </table:table-cell>
          <table:table-cell office:value-type="float" office:value="0">
            <text:p>0</text:p>
          </table:table-cell>
          <table:table-cell office:value-type="float" office:value="-29.1763773069456">
            <text:p>-29.1763773069</text:p>
          </table:table-cell>
          <table:table-cell office:value-type="float" office:value="-13.4080958868189">
            <text:p>-13.4080958868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3">
            <text:p>3</text:p>
          </table:table-cell>
          <table:table-cell office:value-type="float" office:value="692">
            <text:p>692</text:p>
          </table:table-cell>
          <table:table-cell office:value-type="float" office:value="1062">
            <text:p>1062</text:p>
          </table:table-cell>
          <table:table-cell office:value-type="float" office:value="1657">
            <text:p>1657</text:p>
          </table:table-cell>
          <table:table-cell office:value-type="float" office:value="5415">
            <text:p>5415</text:p>
          </table:table-cell>
          <table:table-cell office:value-type="float" office:value="11634">
            <text:p>11634</text:p>
          </table:table-cell>
          <table:table-cell office:value-type="float" office:value="20816">
            <text:p>20816</text:p>
          </table:table-cell>
          <table:table-cell office:value-type="float" office:value="-320.625">
            <text:p>-320.625</text:p>
          </table:table-cell>
          <table:table-cell office:value-type="float" office:value="-605.5">
            <text:p>-605.5</text:p>
          </table:table-cell>
          <table:table-cell office:value-type="float" office:value="-994">
            <text:p>-994</text:p>
          </table:table-cell>
          <table:table-cell office:value-type="float" office:value="-0.0592105263157895">
            <text:p>-0.0592105263</text:p>
          </table:table-cell>
          <table:table-cell office:value-type="float" office:value="-0.0520457280385078">
            <text:p>-0.052045728</text:p>
          </table:table-cell>
          <table:table-cell office:value-type="float" office:value="-0.0477517294388932">
            <text:p>-0.0477517294</text:p>
          </table:table-cell>
          <table:table-cell office:value-type="float" office:value="0.799634695290859">
            <text:p>0.7996346953</text:p>
          </table:table-cell>
          <table:table-cell office:value-type="float" office:value="0.823149117167057">
            <text:p>0.8231491172</text:p>
          </table:table-cell>
          <table:table-cell office:value-type="float" office:value="0.837338193186108">
            <text:p>0.8373381932</text:p>
          </table:table-cell>
          <table:table-cell office:value-type="float" office:value="-11.3563867734363">
            <text:p>-11.3563867734</text:p>
          </table:table-cell>
          <table:table-cell office:value-type="float" office:value="-12.9683810019771">
            <text:p>-12.968381002</text:p>
          </table:table-cell>
          <table:table-cell office:value-type="float" office:value="-14.166245828369">
            <text:p>-14.166245828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office:value-type="float" office:value="1033">
            <text:p>1033</text:p>
          </table:table-cell>
          <table:table-cell office:value-type="float" office:value="1614">
            <text:p>1614</text:p>
          </table:table-cell>
          <table:table-cell office:value-type="float" office:value="3855">
            <text:p>3855</text:p>
          </table:table-cell>
          <table:table-cell office:value-type="float" office:value="10746">
            <text:p>10746</text:p>
          </table:table-cell>
          <table:table-cell office:value-type="float" office:value="19776">
            <text:p>19776</text:p>
          </table:table-cell>
          <table:table-cell office:value-type="float" office:value="-260.625">
            <text:p>-260.625</text:p>
          </table:table-cell>
          <table:table-cell office:value-type="float" office:value="689.375">
            <text:p>689.375</text:p>
          </table:table-cell>
          <table:table-cell office:value-type="float" office:value="-510">
            <text:p>-510</text:p>
          </table:table-cell>
          <table:table-cell office:value-type="float" office:value="-0.0676070038910506">
            <text:p>-0.0676070039</text:p>
          </table:table-cell>
          <table:table-cell office:value-type="float" office:value="0.0641517774055463">
            <text:p>0.0641517774</text:p>
          </table:table-cell>
          <table:table-cell office:value-type="float" office:value="-0.0257888349514563">
            <text:p>-0.025788835</text:p>
          </table:table-cell>
          <table:table-cell office:value-type="float" office:value="0.772334072052567">
            <text:p>0.7723340721</text:p>
          </table:table-cell>
          <table:table-cell office:value-type="float" office:value="1.23259750398622">
            <text:p>1.232597504</text:p>
          </table:table-cell>
          <table:table-cell office:value-type="float" office:value="0.911042603125884">
            <text:p>0.9110426031</text:p>
          </table:table-cell>
          <table:table-cell office:value-type="float" office:value="-9.9019775981644">
            <text:p>-9.9019775982</text:p>
          </table:table-cell>
          <table:table-cell office:value-type="float" office:value="11.1477831515932">
            <text:p>11.1477831516</text:p>
          </table:table-cell>
          <table:table-cell office:value-type="float" office:value="-26.5297185211161">
            <text:p>-26.529718521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office:value-type="float" office:value="1029">
            <text:p>1029</text:p>
          </table:table-cell>
          <table:table-cell office:value-type="float" office:value="668">
            <text:p>668</text:p>
          </table:table-cell>
          <table:table-cell office:value-type="float" office:value="5505">
            <text:p>5505</text:p>
          </table:table-cell>
          <table:table-cell office:value-type="float" office:value="12160">
            <text:p>12160</text:p>
          </table:table-cell>
          <table:table-cell office:value-type="float" office:value="23083">
            <text:p>23083</text:p>
          </table:table-cell>
          <table:table-cell office:value-type="float" office:value="123.75">
            <text:p>123.75</text:p>
          </table:table-cell>
          <table:table-cell office:value-type="float" office:value="36.375">
            <text:p>36.375</text:p>
          </table:table-cell>
          <table:table-cell office:value-type="float" office:value="381.375">
            <text:p>381.375</text:p>
          </table:table-cell>
          <table:table-cell office:value-type="float" office:value="0.0224795640326975">
            <text:p>0.022479564</text:p>
          </table:table-cell>
          <table:table-cell office:value-type="float" office:value="0.00299136513157895">
            <text:p>0.0029913651</text:p>
          </table:table-cell>
          <table:table-cell office:value-type="float" office:value="0.0165218992332019">
            <text:p>0.0165218992</text:p>
          </table:table-cell>
          <table:table-cell office:value-type="float" office:value="1.07966892248068">
            <text:p>1.0796689225</text:p>
          </table:table-cell>
          <table:table-cell office:value-type="float" office:value="1.01048731656061">
            <text:p>1.0104873166</text:p>
          </table:table-cell>
          <table:table-cell office:value-type="float" office:value="1.05836167469858">
            <text:p>1.0583616747</text:p>
          </table:table-cell>
          <table:table-cell office:value-type="float" office:value="31.1798368146589">
            <text:p>31.17983681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857">
            <text:p>857</text:p>
          </table:table-cell>
          <table:table-cell office:value-type="float" office:value="502">
            <text:p>502</text:p>
          </table:table-cell>
          <table:table-cell office:value-type="float" office:value="5776">
            <text:p>5776</text:p>
          </table:table-cell>
          <table:table-cell office:value-type="float" office:value="11286">
            <text:p>11286</text:p>
          </table:table-cell>
          <table:table-cell office:value-type="float" office:value="18819">
            <text:p>18819</text:p>
          </table:table-cell>
          <table:table-cell office:value-type="float" office:value="-342">
            <text:p>-342</text:p>
          </table:table-cell>
          <table:table-cell office:value-type="float" office:value="-612">
            <text:p>-612</text:p>
          </table:table-cell>
          <table:table-cell office:value-type="float" office:value="-355.25">
            <text:p>-355.25</text:p>
          </table:table-cell>
          <table:table-cell office:value-type="float" office:value="-0.0592105263157895">
            <text:p>-0.0592105263</text:p>
          </table:table-cell>
          <table:table-cell office:value-type="float" office:value="-0.0542264752791069">
            <text:p>-0.0542264753</text:p>
          </table:table-cell>
          <table:table-cell office:value-type="float" office:value="-0.0188771985759073">
            <text:p>-0.0188771986</text:p>
          </table:table-cell>
          <table:table-cell office:value-type="float" office:value="0.799634695290859">
            <text:p>0.7996346953</text:p>
          </table:table-cell>
          <table:table-cell office:value-type="float" office:value="0.815970737340669">
            <text:p>0.8159707373</text:p>
          </table:table-cell>
          <table:table-cell office:value-type="float" office:value="0.93462824829143">
            <text:p>0.9346282483</text:p>
          </table:table-cell>
          <table:table-cell office:value-type="float" office:value="-11.3563867734363">
            <text:p>-11.3563867734</text:p>
          </table:table-cell>
          <table:table-cell office:value-type="float" office:value="-12.4326556833536">
            <text:p>-12.4326556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73">
            <text:p>373</text:p>
          </table:table-cell>
          <table:table-cell office:value-type="float" office:value="1237">
            <text:p>1237</text:p>
          </table:table-cell>
          <table:table-cell office:value-type="float" office:value="373">
            <text:p>373</text:p>
          </table:table-cell>
          <table:table-cell office:value-type="float" office:value="4112">
            <text:p>4112</text:p>
          </table:table-cell>
          <table:table-cell office:value-type="float" office:value="10812">
            <text:p>10812</text:p>
          </table:table-cell>
          <table:table-cell office:value-type="float" office:value="21043">
            <text:p>21043</text:p>
          </table:table-cell>
          <table:table-cell office:value-type="float" office:value="-278">
            <text:p>-278</text:p>
          </table:table-cell>
          <table:table-cell office:value-type="float" office:value="-564">
            <text:p>-564</text:p>
          </table:table-cell>
          <table:table-cell office:value-type="float" office:value="-205">
            <text:p>-205</text:p>
          </table:table-cell>
          <table:table-cell office:value-type="float" office:value="-0.0676070038910506">
            <text:p>-0.0676070039</text:p>
          </table:table-cell>
          <table:table-cell office:value-type="float" office:value="-0.0521642619311876">
            <text:p>-0.0521642619</text:p>
          </table:table-cell>
          <table:table-cell office:value-type="float" office:value="-0.00974195694530248">
            <text:p>-0.0097419569</text:p>
          </table:table-cell>
          <table:table-cell office:value-type="float" office:value="0.772334072052567">
            <text:p>0.7723340721</text:p>
          </table:table-cell>
          <table:table-cell office:value-type="float" office:value="0.822758459277582">
            <text:p>0.8227584593</text:p>
          </table:table-cell>
          <table:table-cell office:value-type="float" office:value="0.966089165912685">
            <text:p>0.9660891659</text:p>
          </table:table-cell>
          <table:table-cell office:value-type="float" office:value="-9.9019775981644">
            <text:p>-9.9019775982</text:p>
          </table:table-cell>
          <table:table-cell office:value-type="float" office:value="-12.938110927926">
            <text:p>-12.93811092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491">
            <text:p>491</text:p>
          </table:table-cell>
          <table:table-cell office:value-type="float" office:value="5872">
            <text:p>5872</text:p>
          </table:table-cell>
          <table:table-cell office:value-type="float" office:value="11523">
            <text:p>11523</text:p>
          </table:table-cell>
          <table:table-cell office:value-type="float" office:value="23622">
            <text:p>23622</text:p>
          </table:table-cell>
          <table:table-cell office:value-type="float" office:value="132">
            <text:p>132</text:p>
          </table:table-cell>
          <table:table-cell office:value-type="float" office:value="-103.875">
            <text:p>-103.875</text:p>
          </table:table-cell>
          <table:table-cell office:value-type="float" office:value="-212.875">
            <text:p>-212.875</text:p>
          </table:table-cell>
          <table:table-cell office:value-type="float" office:value="0.0224795640326975">
            <text:p>0.022479564</text:p>
          </table:table-cell>
          <table:table-cell office:value-type="float" office:value="-0.00901457953657902">
            <text:p>-0.0090145795</text:p>
          </table:table-cell>
          <table:table-cell office:value-type="float" office:value="-0.00901172635678605">
            <text:p>-0.0090117264</text:p>
          </table:table-cell>
          <table:table-cell office:value-type="float" office:value="1.07966892248068">
            <text:p>1.0796689225</text:p>
          </table:table-cell>
          <table:table-cell office:value-type="float" office:value="0.968608246404647">
            <text:p>0.9686082464</text:p>
          </table:table-cell>
          <table:table-cell office:value-type="float" office:value="0.968618131726631">
            <text:p>0.9686181317</text:p>
          </table:table-cell>
          <table:table-cell office:value-type="float" office:value="31.1798368146589">
            <text:p>31.17983681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1372">
            <text:p>1372</text:p>
          </table:table-cell>
          <table:table-cell office:value-type="float" office:value="570">
            <text:p>570</text:p>
          </table:table-cell>
          <table:table-cell office:value-type="float" office:value="7152">
            <text:p>7152</text:p>
          </table:table-cell>
          <table:table-cell office:value-type="float" office:value="11959">
            <text:p>11959</text:p>
          </table:table-cell>
          <table:table-cell office:value-type="float" office:value="21394">
            <text:p>21394</text:p>
          </table:table-cell>
          <table:table-cell office:value-type="float" office:value="-104">
            <text:p>-104</text:p>
          </table:table-cell>
          <table:table-cell office:value-type="float" office:value="-631.625">
            <text:p>-631.625</text:p>
          </table:table-cell>
          <table:table-cell office:value-type="float" office:value="326">
            <text:p>326</text:p>
          </table:table-cell>
          <table:table-cell office:value-type="float" office:value="-0.0145413870246085">
            <text:p>-0.014541387</text:p>
          </table:table-cell>
          <table:table-cell office:value-type="float" office:value="-0.0528158708922151">
            <text:p>-0.0528158709</text:p>
          </table:table-cell>
          <table:table-cell office:value-type="float" office:value="0.0152379171730392">
            <text:p>0.0152379172</text:p>
          </table:table-cell>
          <table:table-cell office:value-type="float" office:value="0.949519591209605">
            <text:p>0.9495195912</text:p>
          </table:table-cell>
          <table:table-cell office:value-type="float" office:value="0.820611903664729">
            <text:p>0.8206119037</text:p>
          </table:table-cell>
          <table:table-cell office:value-type="float" office:value="1.05378781058039">
            <text:p>1.0537878106</text:p>
          </table:table-cell>
          <table:table-cell office:value-type="float" office:value="0">
            <text:p>0</text:p>
          </table:table-cell>
          <table:table-cell office:value-type="float" office:value="-12.7741349600472">
            <text:p>-12.774134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table:number-columns-repeated="3" office:value-type="float" office:value="3">
            <text:p>3</text:p>
          </table:table-cell>
          <table:table-cell office:value-type="float" office:value="531">
            <text:p>531</text:p>
          </table:table-cell>
          <table:table-cell office:value-type="float" office:value="1301">
            <text:p>1301</text:p>
          </table:table-cell>
          <table:table-cell office:value-type="float" office:value="531">
            <text:p>531</text:p>
          </table:table-cell>
          <table:table-cell office:value-type="float" office:value="6384">
            <text:p>6384</text:p>
          </table:table-cell>
          <table:table-cell office:value-type="float" office:value="10439">
            <text:p>10439</text:p>
          </table:table-cell>
          <table:table-cell office:value-type="float" office:value="17442">
            <text:p>17442</text:p>
          </table:table-cell>
          <table:table-cell office:value-type="float" office:value="302.875">
            <text:p>302.875</text:p>
          </table:table-cell>
          <table:table-cell office:value-type="float" office:value="-272.125">
            <text:p>-272.125</text:p>
          </table:table-cell>
          <table:table-cell office:value-type="float" office:value="-219.875">
            <text:p>-219.875</text:p>
          </table:table-cell>
          <table:table-cell office:value-type="float" office:value="0.0474428258145363">
            <text:p>0.0474428258</text:p>
          </table:table-cell>
          <table:table-cell office:value-type="float" office:value="-0.0260681099722196">
            <text:p>-0.02606811</text:p>
          </table:table-cell>
          <table:table-cell office:value-type="float" office:value="-0.0126060658181401">
            <text:p>-0.0126060658</text:p>
          </table:table-cell>
          <table:table-cell office:value-type="float" office:value="1.17046150092456">
            <text:p>1.1704615009</text:p>
          </table:table-cell>
          <table:table-cell office:value-type="float" office:value="0.910093525957978">
            <text:p>0.910093526</text:p>
          </table:table-cell>
          <table:table-cell office:value-type="float" office:value="0.956190238911516">
            <text:p>0.9561902389</text:p>
          </table:table-cell>
          <table:table-cell office:value-type="float" office:value="14.954054290043">
            <text:p>14.95405429</text:p>
          </table:table-cell>
          <table:table-cell office:value-type="float" office:value="-26.2417524886334">
            <text:p>-26.2417524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97">
            <text:p>497</text:p>
          </table:table-cell>
          <table:table-cell office:value-type="float" office:value="785">
            <text:p>785</text:p>
          </table:table-cell>
          <table:table-cell office:value-type="float" office:value="497">
            <text:p>497</text:p>
          </table:table-cell>
          <table:table-cell office:value-type="float" office:value="6272">
            <text:p>6272</text:p>
          </table:table-cell>
          <table:table-cell office:value-type="float" office:value="10186">
            <text:p>10186</text:p>
          </table:table-cell>
          <table:table-cell office:value-type="float" office:value="18099">
            <text:p>18099</text:p>
          </table:table-cell>
          <table:table-cell office:value-type="float" office:value="524.75">
            <text:p>524.75</text:p>
          </table:table-cell>
          <table:table-cell office:value-type="float" office:value="-734.75">
            <text:p>-734.75</text:p>
          </table:table-cell>
          <table:table-cell office:value-type="float" office:value="33.875">
            <text:p>33.875</text:p>
          </table:table-cell>
          <table:table-cell office:value-type="float" office:value="0.0836654974489796">
            <text:p>0.0836654974</text:p>
          </table:table-cell>
          <table:table-cell office:value-type="float" office:value="-0.0721333202434714">
            <text:p>-0.0721333202</text:p>
          </table:table-cell>
          <table:table-cell office:value-type="float" office:value="0.00187165036742361">
            <text:p>0.0018716504</text:p>
          </table:table-cell>
          <table:table-cell office:value-type="float" office:value="1.30654907537966">
            <text:p>1.3065490754</text:p>
          </table:table-cell>
          <table:table-cell office:value-type="float" office:value="0.757731682290971">
            <text:p>0.7577316823</text:p>
          </table:table-cell>
          <table:table-cell office:value-type="float" office:value="1.00655764231317">
            <text:p>1.0065576423</text:p>
          </table:table-cell>
          <table:table-cell office:value-type="float" office:value="8.62667636655783">
            <text:p>8.6266763666</text:p>
          </table:table-cell>
          <table:table-cell office:value-type="float" office:value="-9.25835332557449">
            <text:p>-9.2583533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88">
            <text:p>788</text:p>
          </table:table-cell>
          <table:table-cell office:value-type="float" office:value="1221">
            <text:p>1221</text:p>
          </table:table-cell>
          <table:table-cell office:value-type="float" office:value="511">
            <text:p>511</text:p>
          </table:table-cell>
          <table:table-cell office:value-type="float" office:value="6463">
            <text:p>6463</text:p>
          </table:table-cell>
          <table:table-cell office:value-type="float" office:value="10660">
            <text:p>10660</text:p>
          </table:table-cell>
          <table:table-cell office:value-type="float" office:value="20268">
            <text:p>20268</text:p>
          </table:table-cell>
          <table:table-cell office:value-type="float" office:value="-684.625">
            <text:p>-684.625</text:p>
          </table:table-cell>
          <table:table-cell office:value-type="float" office:value="-37.6">
            <text:p>-37.6</text:p>
          </table:table-cell>
          <table:table-cell office:value-type="float" office:value="480.25">
            <text:p>480.25</text:p>
          </table:table-cell>
          <table:table-cell office:value-type="float" office:value="-0.105929908711125">
            <text:p>-0.1059299087</text:p>
          </table:table-cell>
          <table:table-cell office:value-type="float" office:value="-0.00352720450281426">
            <text:p>-0.0035272045</text:p>
          </table:table-cell>
          <table:table-cell office:value-type="float" office:value="0.0236949871718966">
            <text:p>0.0236949872</text:p>
          </table:table-cell>
          <table:table-cell office:value-type="float" office:value="0.651238764807776">
            <text:p>0.6512387648</text:p>
          </table:table-cell>
          <table:table-cell office:value-type="float" office:value="0.987679168936495">
            <text:p>0.9876791689</text:p>
          </table:table-cell>
          <table:table-cell office:value-type="float" office:value="1.08403290183911">
            <text:p>1.0840329018</text:p>
          </table:table-cell>
          <table:table-cell office:value-type="float" office:value="-6.19041118335585">
            <text:p>-6.1904111834</text:p>
          </table:table-cell>
          <table:table-cell office:value-type="float" office:value="0">
            <text:p>0</text:p>
          </table:table-cell>
          <table:table-cell office:value-type="float" office:value="29.5981247019571">
            <text:p>29.59812470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7.8">
            <text:p>207.8</text:p>
          </table:table-cell>
          <table:table-cell office:value-type="float" office:value="7624">
            <text:p>7624</text:p>
          </table:table-cell>
          <table:table-cell office:value-type="float" office:value="22649.4">
            <text:p>22649.4</text:p>
          </table:table-cell>
          <table:table-cell office:value-type="float" office:value="12.35">
            <text:p>12.3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27">
            <text:p>627</text:p>
          </table:table-cell>
          <table:table-cell office:value-type="float" office:value="361">
            <text:p>361</text:p>
          </table:table-cell>
          <table:table-cell office:value-type="float" office:value="6056">
            <text:p>6056</text:p>
          </table:table-cell>
          <table:table-cell office:value-type="float" office:value="9888">
            <text:p>9888</text:p>
          </table:table-cell>
          <table:table-cell office:value-type="float" office:value="16554">
            <text:p>16554</text:p>
          </table:table-cell>
          <table:table-cell office:value-type="float" office:value="-427.428571428571">
            <text:p>-427.4285714286</text:p>
          </table:table-cell>
          <table:table-cell office:value-type="float" office:value="-490.333333333333">
            <text:p>-490.3333333333</text:p>
          </table:table-cell>
          <table:table-cell office:value-type="float" office:value="-1045.57142857143">
            <text:p>-1045.5714285714</text:p>
          </table:table-cell>
          <table:table-cell office:value-type="float" office:value="-0.0705793545952066">
            <text:p>-0.0705793546</text:p>
          </table:table-cell>
          <table:table-cell office:value-type="float" office:value="-0.0495887270765911">
            <text:p>-0.0495887271</text:p>
          </table:table-cell>
          <table:table-cell office:value-type="float" office:value="-0.0631612558035175">
            <text:p>-0.0631612558</text:p>
          </table:table-cell>
          <table:table-cell office:value-type="float" office:value="0.762735891695126">
            <text:p>0.7627358917</text:p>
          </table:table-cell>
          <table:table-cell office:value-type="float" office:value="0.831259177263961">
            <text:p>0.8312591773</text:p>
          </table:table-cell>
          <table:table-cell office:value-type="float" office:value="0.786754719387656">
            <text:p>0.7867547194</text:p>
          </table:table-cell>
          <table:table-cell office:value-type="float" office:value="-9.47001955907664">
            <text:p>-9.4700195591</text:p>
          </table:table-cell>
          <table:table-cell office:value-type="float" office:value="-13.6284071189251">
            <text:p>-13.6284071189</text:p>
          </table:table-cell>
          <table:table-cell office:value-type="float" office:value="-10.6239043731341">
            <text:p>-10.623904373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09">
            <text:p>209</text:p>
          </table:table-cell>
          <table:table-cell office:value-type="float" office:value="7160.4">
            <text:p>7160.4</text:p>
          </table:table-cell>
          <table:table-cell office:value-type="float" office:value="24703.6">
            <text:p>24703.6</text:p>
          </table:table-cell>
          <table:table-cell office:value-type="float" office:value="11.814">
            <text:p>11.81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11">
            <text:p>511</text:p>
          </table:table-cell>
          <table:table-cell office:value-type="float" office:value="901">
            <text:p>901</text:p>
          </table:table-cell>
          <table:table-cell office:value-type="float" office:value="257">
            <text:p>257</text:p>
          </table:table-cell>
          <table:table-cell office:value-type="float" office:value="5455">
            <text:p>5455</text:p>
          </table:table-cell>
          <table:table-cell office:value-type="float" office:value="9613">
            <text:p>9613</text:p>
          </table:table-cell>
          <table:table-cell office:value-type="float" office:value="18449">
            <text:p>1844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48.333333333333">
            <text:p>448.3333333333</text:p>
          </table:table-cell>
          <table:table-cell office:value-type="float" office:value="0">
            <text:p>0</text:p>
          </table:table-cell>
          <table:table-cell office:value-type="float" office:value="0.00457713512951212">
            <text:p>0.0045771351</text:p>
          </table:table-cell>
          <table:table-cell office:value-type="float" office:value="0.0243012268054276">
            <text:p>0.0243012268</text:p>
          </table:table-cell>
          <table:table-cell office:value-type="float" office:value="0.66">
            <text:p>0.66</text:p>
          </table:table-cell>
          <table:table-cell office:value-type="float" office:value="1.01606103527864">
            <text:p>1.0160610353</text:p>
          </table:table-cell>
          <table:table-cell office:value-type="float" office:value="1.08621177108252">
            <text:p>1.0862117711</text:p>
          </table:table-cell>
          <table:table-cell table:number-columns-repeated="2" office:value-type="float" office:value="0">
            <text:p>0</text:p>
          </table:table-cell>
          <table:table-cell office:value-type="float" office:value="28.8683220118749">
            <text:p>28.8683220119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date" office:date-value="2021-04-24">
            <text:p>04/24/21</text:p>
          </table:table-cell>
          <table:table-cell office:value-type="float" office:value="212">
            <text:p>212</text:p>
          </table:table-cell>
          <table:table-cell office:value-type="float" office:value="6737">
            <text:p>6737</text:p>
          </table:table-cell>
          <table:table-cell office:value-type="float" office:value="23847">
            <text:p>23847</text:p>
          </table:table-cell>
          <table:table-cell office:value-type="float" office:value="11.72">
            <text:p>11.72</text:p>
          </table:table-cell>
          <table:table-cell office:value-type="float" office:value="202.8">
            <text:p>202.8</text:p>
          </table:table-cell>
          <table:table-cell office:value-type="float" office:value="6829.6">
            <text:p>6829.6</text:p>
          </table:table-cell>
          <table:table-cell office:value-type="float" office:value="23543.6">
            <text:p>23543.6</text:p>
          </table:table-cell>
          <table:table-cell office:value-type="float" office:value="11.89">
            <text:p>11.8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08">
            <text:p>608</text:p>
          </table:table-cell>
          <table:table-cell office:value-type="float" office:value="367">
            <text:p>367</text:p>
          </table:table-cell>
          <table:table-cell office:value-type="float" office:value="4914">
            <text:p>4914</text:p>
          </table:table-cell>
          <table:table-cell office:value-type="float" office:value="9554">
            <text:p>9554</text:p>
          </table:table-cell>
          <table:table-cell office:value-type="float" office:value="18698">
            <text:p>18698</text:p>
          </table:table-cell>
          <table:table-cell office:value-type="float" office:value="0">
            <text:p>0</text:p>
          </table:table-cell>
          <table:table-cell office:value-type="float" office:value="-412.5">
            <text:p>-412.5</text:p>
          </table:table-cell>
          <table:table-cell office:value-type="float" office:value="588.4">
            <text:p>588.4</text:p>
          </table:table-cell>
          <table:table-cell office:value-type="float" office:value="0">
            <text:p>0</text:p>
          </table:table-cell>
          <table:table-cell office:value-type="float" office:value="-0.0431756332426209">
            <text:p>-0.0431756332</text:p>
          </table:table-cell>
          <table:table-cell office:value-type="float" office:value="0.0314686062680501">
            <text:p>0.0314686063</text:p>
          </table:table-cell>
          <table:table-cell office:value-type="float" office:value="0.66">
            <text:p>0.66</text:p>
          </table:table-cell>
          <table:table-cell office:value-type="float" office:value="0.852538988850393">
            <text:p>0.8525389889</text:p>
          </table:table-cell>
          <table:table-cell office:value-type="float" office:value="1.11208105737186">
            <text:p>1.1120810574</text:p>
          </table:table-cell>
          <table:table-cell office:value-type="float" office:value="0">
            <text:p>0</text:p>
          </table:table-cell>
          <table:table-cell office:value-type="float" office:value="-15.7050060102935">
            <text:p>-15.7050060103</text:p>
          </table:table-cell>
          <table:table-cell office:value-type="float" office:value="22.3714086496233">
            <text:p>22.371408649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date" office:date-value="2021-04-25">
            <text:p>04/25/21</text:p>
          </table:table-cell>
          <table:table-cell office:value-type="float" office:value="205">
            <text:p>205</text:p>
          </table:table-cell>
          <table:table-cell office:value-type="float" office:value="6284">
            <text:p>6284</text:p>
          </table:table-cell>
          <table:table-cell office:value-type="float" office:value="23223">
            <text:p>23223</text:p>
          </table:table-cell>
          <table:table-cell office:value-type="float" office:value="10.02">
            <text:p>10.02</text:p>
          </table:table-cell>
          <table:table-cell office:value-type="float" office:value="196.6">
            <text:p>196.6</text:p>
          </table:table-cell>
          <table:table-cell office:value-type="float" office:value="6600.2">
            <text:p>6600.2</text:p>
          </table:table-cell>
          <table:table-cell office:value-type="float" office:value="20540.2">
            <text:p>20540.2</text:p>
          </table:table-cell>
          <table:table-cell office:value-type="float" office:value="11.358">
            <text:p>11.35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73">
            <text:p>673</text:p>
          </table:table-cell>
          <table:table-cell office:value-type="float" office:value="1033">
            <text:p>1033</text:p>
          </table:table-cell>
          <table:table-cell office:value-type="float" office:value="447">
            <text:p>447</text:p>
          </table:table-cell>
          <table:table-cell office:value-type="float" office:value="4427">
            <text:p>4427</text:p>
          </table:table-cell>
          <table:table-cell office:value-type="float" office:value="8886">
            <text:p>8886</text:p>
          </table:table-cell>
          <table:table-cell office:value-type="float" office:value="19556">
            <text:p>19556</text:p>
          </table:table-cell>
          <table:table-cell office:value-type="float" office:value="0">
            <text:p>0</text:p>
          </table:table-cell>
          <table:table-cell office:value-type="float" office:value="-192.75">
            <text:p>-192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16914247130317">
            <text:p>-0.0216914247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925002228600308">
            <text:p>0.9250022286</text:p>
          </table:table-cell>
          <table:table-cell office:value-type="float" office:value="1.16">
            <text:p>1.16</text:p>
          </table:table-cell>
          <table:table-cell office:value-type="float" office:value="0">
            <text:p>0</text:p>
          </table:table-cell>
          <table:table-cell office:value-type="float" office:value="-31.6070538302312">
            <text:p>-31.6070538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date" office:date-value="2021-04-26">
            <text:p>04/26/21</text:p>
          </table:table-cell>
          <table:table-cell office:value-type="float" office:value="176">
            <text:p>176</text:p>
          </table:table-cell>
          <table:table-cell office:value-type="float" office:value="6443">
            <text:p>6443</text:p>
          </table:table-cell>
          <table:table-cell office:value-type="float" office:value="16635">
            <text:p>16635</text:p>
          </table:table-cell>
          <table:table-cell office:value-type="float" office:value="11.64">
            <text:p>11.64</text:p>
          </table:table-cell>
          <table:table-cell office:value-type="float" office:value="192.8">
            <text:p>192.8</text:p>
          </table:table-cell>
          <table:table-cell office:value-type="float" office:value="6346.2">
            <text:p>6346.2</text:p>
          </table:table-cell>
          <table:table-cell office:value-type="float" office:value="18776.6">
            <text:p>18776.6</text:p>
          </table:table-cell>
          <table:table-cell office:value-type="float" office:value="10.678">
            <text:p>10.67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13">
            <text:p>613</text:p>
          </table:table-cell>
          <table:table-cell office:value-type="float" office:value="399">
            <text:p>399</text:p>
          </table:table-cell>
          <table:table-cell office:value-type="float" office:value="3988">
            <text:p>3988</text:p>
          </table:table-cell>
          <table:table-cell office:value-type="float" office:value="8592">
            <text:p>8592</text:p>
          </table:table-cell>
          <table:table-cell office:value-type="float" office:value="20453">
            <text:p>20453</text:p>
          </table:table-cell>
          <table:table-cell table:number-columns-repeated="6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82">
            <text:p>0.82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date" office:date-value="2021-04-27">
            <text:p>04/27/21</text:p>
          </table:table-cell>
          <table:table-cell office:value-type="float" office:value="183">
            <text:p>183</text:p>
          </table:table-cell>
          <table:table-cell office:value-type="float" office:value="6360">
            <text:p>6360</text:p>
          </table:table-cell>
          <table:table-cell office:value-type="float" office:value="11389">
            <text:p>11389</text:p>
          </table:table-cell>
          <table:table-cell office:value-type="float" office:value="11">
            <text:p>11</text:p>
          </table:table-cell>
          <table:table-cell office:value-type="float" office:value="187.6">
            <text:p>187.6</text:p>
          </table:table-cell>
          <table:table-cell office:value-type="float" office:value="6109.6">
            <text:p>6109.6</text:p>
          </table:table-cell>
          <table:table-cell office:value-type="float" office:value="18483">
            <text:p>18483</text:p>
          </table:table-cell>
          <table:table-cell office:value-type="float" office:value="10.644">
            <text:p>10.64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97">
            <text:p>597</text:p>
          </table:table-cell>
          <table:table-cell office:value-type="float" office:value="392">
            <text:p>392</text:p>
          </table:table-cell>
          <table:table-cell office:value-type="float" office:value="3592">
            <text:p>3592</text:p>
          </table:table-cell>
          <table:table-cell office:value-type="float" office:value="8188">
            <text:p>8188</text:p>
          </table:table-cell>
          <table:table-cell office:value-type="float" office:value="21392">
            <text:p>21392</text:p>
          </table:table-cell>
          <table:table-cell table:number-columns-repeated="6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date" office:date-value="2021-04-28">
            <text:p>04/28/21</text:p>
          </table:table-cell>
          <table:table-cell office:value-type="float" office:value="188">
            <text:p>188</text:p>
          </table:table-cell>
          <table:table-cell office:value-type="float" office:value="5907">
            <text:p>5907</text:p>
          </table:table-cell>
          <table:table-cell office:value-type="float" office:value="18789">
            <text:p>18789</text:p>
          </table:table-cell>
          <table:table-cell office:value-type="float" office:value="9.01">
            <text:p>9.01</text:p>
          </table:table-cell>
          <table:table-cell office:value-type="float" office:value="183.25">
            <text:p>183.25</text:p>
          </table:table-cell>
          <table:table-cell office:value-type="float" office:value="6066">
            <text:p>6066</text:p>
          </table:table-cell>
          <table:table-cell office:value-type="float" office:value="17298">
            <text:p>17298</text:p>
          </table:table-cell>
          <table:table-cell office:value-type="float" office:value="10.8">
            <text:p>10.8</text:p>
          </table:table-cell>
          <table:table-cell table:number-columns-repeated="3" office:value-type="float" office:value="5">
            <text:p>5</text:p>
          </table:table-cell>
          <table:table-cell office:value-type="float" office:value="760">
            <text:p>760</text:p>
          </table:table-cell>
          <table:table-cell table:number-columns-repeated="2" office:value-type="float" office:value="563">
            <text:p>563</text:p>
          </table:table-cell>
          <table:table-cell office:value-type="float" office:value="3236">
            <text:p>3236</text:p>
          </table:table-cell>
          <table:table-cell office:value-type="float" office:value="7859">
            <text:p>7859</text:p>
          </table:table-cell>
          <table:table-cell office:value-type="float" office:value="22373">
            <text:p>22373</text:p>
          </table:table-cell>
          <table:table-cell table:number-columns-repeated="6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85">
            <text:p>0.85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date" office:date-value="2021-04-29">
            <text:p>04/29/21</text:p>
          </table:table-cell>
          <table:table-cell office:value-type="float" office:value="186">
            <text:p>186</text:p>
          </table:table-cell>
          <table:table-cell office:value-type="float" office:value="5554">
            <text:p>5554</text:p>
          </table:table-cell>
          <table:table-cell office:value-type="float" office:value="22379">
            <text:p>22379</text:p>
          </table:table-cell>
          <table:table-cell office:value-type="float" office:value="11.55">
            <text:p>11.55</text:p>
          </table:table-cell>
          <table:table-cell office:value-type="float" office:value="185.666666666667">
            <text:p>185.6666666667</text:p>
          </table:table-cell>
          <table:table-cell office:value-type="float" office:value="5940.33333333333">
            <text:p>5940.3333333333</text:p>
          </table:table-cell>
          <table:table-cell office:value-type="float" office:value="17519">
            <text:p>17519</text:p>
          </table:table-cell>
          <table:table-cell office:value-type="float" office:value="10.52">
            <text:p>10.52</text:p>
          </table:table-cell>
          <table:table-cell table:number-columns-repeated="3" office:value-type="float" office:value="5">
            <text:p>5</text:p>
          </table:table-cell>
          <table:table-cell office:value-type="float" office:value="649">
            <text:p>649</text:p>
          </table:table-cell>
          <table:table-cell table:number-columns-repeated="2" office:value-type="float" office:value="459">
            <text:p>459</text:p>
          </table:table-cell>
          <table:table-cell office:value-type="float" office:value="2915">
            <text:p>2915</text:p>
          </table:table-cell>
          <table:table-cell office:value-type="float" office:value="7667">
            <text:p>7667</text:p>
          </table:table-cell>
          <table:table-cell office:value-type="float" office:value="23400">
            <text:p>23400</text:p>
          </table:table-cell>
          <table:table-cell table:number-columns-repeated="6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.01">
            <text:p>1.01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66">
            <text:p>0.66</text:p>
          </table:table-cell>
          <table:table-cell office:value-type="float" office:value="1.01">
            <text:p>1.01</text:p>
          </table:table-cell>
          <table:table-cell office:value-type="float" office:value="1.16">
            <text:p>1.16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0.3">
            <text:p>30.3</text:p>
          </table:table-cell>
          <table:table-cell office:value-type="float" office:value="30.8">
            <text:p>30.8</text:p>
          </table:table-cell>
          <table:table-cell office:value-type="float" office:value="51.6">
            <text:p>51.6</text:p>
          </table:table-cell>
          <table:table-cell office:value-type="float" office:value="29591">
            <text:p>29591</text:p>
          </table:table-cell>
          <table:table-cell office:value-type="float" office:value="29748">
            <text:p>29748</text:p>
          </table:table-cell>
          <table:table-cell office:value-type="float" office:value="30148">
            <text:p>301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5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59:33.86</dc:date>
    <dc:creator>Liam Widdess</dc:creator>
    <meta:editing-duration>P2DT3H34M37S</meta:editing-duration>
    <meta:editing-cycles>185</meta:editing-cycles>
    <meta:generator>OpenOffice/4.1.7$Win32 OpenOffice.org_project/417m1$Build-9800</meta:generator>
    <meta:document-statistic meta:table-count="8" meta:cell-count="1286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3944">
                <text:p>13944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415">
                <text:p>2241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084">
                <text:p>240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162">
                <text:p>17162</text:p>
              </table:table-cell>
              <table:table-cell office:value-type="float" office:value="24815">
                <text:p>2481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532">
                <text:p>16532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722">
                <text:p>16722</text:p>
              </table:table-cell>
              <table:table-cell office:value-type="float" office:value="27061">
                <text:p>2706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85">
                <text:p>13885</text:p>
              </table:table-cell>
              <table:table-cell office:value-type="float" office:value="17923">
                <text:p>17923</text:p>
              </table:table-cell>
              <table:table-cell office:value-type="float" office:value="27756">
                <text:p>2775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395">
                <text:p>13395</text:p>
              </table:table-cell>
              <table:table-cell office:value-type="float" office:value="18213">
                <text:p>18213</text:p>
              </table:table-cell>
              <table:table-cell office:value-type="float" office:value="25790">
                <text:p>2579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052">
                <text:p>13052</text:p>
              </table:table-cell>
              <table:table-cell office:value-type="float" office:value="18668">
                <text:p>18668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252">
                <text:p>13252</text:p>
              </table:table-cell>
              <table:table-cell office:value-type="float" office:value="20144">
                <text:p>20144</text:p>
              </table:table-cell>
              <table:table-cell office:value-type="float" office:value="27724">
                <text:p>2772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885">
                <text:p>13885</text:p>
              </table:table-cell>
              <table:table-cell office:value-type="float" office:value="20332">
                <text:p>20332</text:p>
              </table:table-cell>
              <table:table-cell office:value-type="float" office:value="29007">
                <text:p>2900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444">
                <text:p>14444</text:p>
              </table:table-cell>
              <table:table-cell office:value-type="float" office:value="19067">
                <text:p>19067</text:p>
              </table:table-cell>
              <table:table-cell office:value-type="float" office:value="30949">
                <text:p>3094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4546">
                <text:p>14546</text:p>
              </table:table-cell>
              <table:table-cell office:value-type="float" office:value="20508">
                <text:p>20508</text:p>
              </table:table-cell>
              <table:table-cell office:value-type="float" office:value="34451">
                <text:p>3445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5820">
                <text:p>15820</text:p>
              </table:table-cell>
              <table:table-cell office:value-type="float" office:value="21715">
                <text:p>21715</text:p>
              </table:table-cell>
              <table:table-cell office:value-type="float" office:value="36666">
                <text:p>3666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006">
                <text:p>16006</text:p>
              </table:table-cell>
              <table:table-cell office:value-type="float" office:value="21815">
                <text:p>21815</text:p>
              </table:table-cell>
              <table:table-cell office:value-type="float" office:value="36437">
                <text:p>3643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80">
                <text:p>15180</text:p>
              </table:table-cell>
              <table:table-cell office:value-type="float" office:value="23070">
                <text:p>23070</text:p>
              </table:table-cell>
              <table:table-cell office:value-type="float" office:value="38475">
                <text:p>3847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646">
                <text:p>14646</text:p>
              </table:table-cell>
              <table:table-cell office:value-type="float" office:value="24770">
                <text:p>24770</text:p>
              </table:table-cell>
              <table:table-cell office:value-type="float" office:value="39649">
                <text:p>3964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4">
                <text:p>16074</text:p>
              </table:table-cell>
              <table:table-cell office:value-type="float" office:value="27165">
                <text:p>27165</text:p>
              </table:table-cell>
              <table:table-cell office:value-type="float" office:value="41729">
                <text:p>4172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046">
                <text:p>17046</text:p>
              </table:table-cell>
              <table:table-cell office:value-type="float" office:value="27263">
                <text:p>27263</text:p>
              </table:table-cell>
              <table:table-cell office:value-type="float" office:value="45047">
                <text:p>4504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205">
                <text:p>18205</text:p>
              </table:table-cell>
              <table:table-cell office:value-type="float" office:value="28550">
                <text:p>28550</text:p>
              </table:table-cell>
              <table:table-cell office:value-type="float" office:value="47651">
                <text:p>4765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224">
                <text:p>20224</text:p>
              </table:table-cell>
              <table:table-cell office:value-type="float" office:value="29596">
                <text:p>29596</text:p>
              </table:table-cell>
              <table:table-cell office:value-type="float" office:value="46735">
                <text:p>4673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399">
                <text:p>21399</text:p>
              </table:table-cell>
              <table:table-cell office:value-type="float" office:value="31038">
                <text:p>31038</text:p>
              </table:table-cell>
              <table:table-cell office:value-type="float" office:value="44685">
                <text:p>4468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24">
                <text:p>21524</text:p>
              </table:table-cell>
              <table:table-cell office:value-type="float" office:value="33390">
                <text:p>33390</text:p>
              </table:table-cell>
              <table:table-cell office:value-type="float" office:value="45311">
                <text:p>4531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545">
                <text:p>22545</text:p>
              </table:table-cell>
              <table:table-cell office:value-type="float" office:value="34435">
                <text:p>34435</text:p>
              </table:table-cell>
              <table:table-cell office:value-type="float" office:value="47279">
                <text:p>47279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302">
                <text:p>23302</text:p>
              </table:table-cell>
              <table:table-cell office:value-type="float" office:value="34710">
                <text:p>34710</text:p>
              </table:table-cell>
              <table:table-cell office:value-type="float" office:value="46907">
                <text:p>4690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528">
                <text:p>23528</text:p>
              </table:table-cell>
              <table:table-cell office:value-type="float" office:value="33338">
                <text:p>33338</text:p>
              </table:table-cell>
              <table:table-cell office:value-type="float" office:value="49071">
                <text:p>49071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224">
                <text:p>25224</text:p>
              </table:table-cell>
              <table:table-cell office:value-type="float" office:value="33376">
                <text:p>33376</text:p>
              </table:table-cell>
              <table:table-cell office:value-type="float" office:value="51143">
                <text:p>5114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014">
                <text:p>26014</text:p>
              </table:table-cell>
              <table:table-cell office:value-type="float" office:value="35184">
                <text:p>35184</text:p>
              </table:table-cell>
              <table:table-cell office:value-type="float" office:value="49116">
                <text:p>4911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5830">
                <text:p>25830</text:p>
              </table:table-cell>
              <table:table-cell office:value-type="float" office:value="34516">
                <text:p>34516</text:p>
              </table:table-cell>
              <table:table-cell office:value-type="float" office:value="46907">
                <text:p>4690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054">
                <text:p>24054</text:p>
              </table:table-cell>
              <table:table-cell office:value-type="float" office:value="32262">
                <text:p>32262</text:p>
              </table:table-cell>
              <table:table-cell office:value-type="float" office:value="48766">
                <text:p>4876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4592">
                <text:p>24592</text:p>
              </table:table-cell>
              <table:table-cell office:value-type="float" office:value="33518">
                <text:p>33518</text:p>
              </table:table-cell>
              <table:table-cell office:value-type="float" office:value="51153">
                <text:p>5115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358">
                <text:p>25358</text:p>
              </table:table-cell>
              <table:table-cell office:value-type="float" office:value="34076">
                <text:p>34076</text:p>
              </table:table-cell>
              <table:table-cell office:value-type="float" office:value="48978">
                <text:p>489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032">
                <text:p>25032</text:p>
              </table:table-cell>
              <table:table-cell office:value-type="float" office:value="33208">
                <text:p>33208</text:p>
              </table:table-cell>
              <table:table-cell office:value-type="float" office:value="48210">
                <text:p>4821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308">
                <text:p>34308</text:p>
              </table:table-cell>
              <table:table-cell office:value-type="float" office:value="49776">
                <text:p>4977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288">
                <text:p>24288</text:p>
              </table:table-cell>
              <table:table-cell office:value-type="float" office:value="35837">
                <text:p>35837</text:p>
              </table:table-cell>
              <table:table-cell office:value-type="float" office:value="51526">
                <text:p>5152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270">
                <text:p>34270</text:p>
              </table:table-cell>
              <table:table-cell office:value-type="float" office:value="50805">
                <text:p>50805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590">
                <text:p>34590</text:p>
              </table:table-cell>
              <table:table-cell office:value-type="float" office:value="50834">
                <text:p>5083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5425">
                <text:p>35425</text:p>
              </table:table-cell>
              <table:table-cell office:value-type="float" office:value="51196">
                <text:p>511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428">
                <text:p>36428</text:p>
              </table:table-cell>
              <table:table-cell office:value-type="float" office:value="52093">
                <text:p>5209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090">
                <text:p>24090</text:p>
              </table:table-cell>
              <table:table-cell office:value-type="float" office:value="35972">
                <text:p>35972</text:p>
              </table:table-cell>
              <table:table-cell office:value-type="float" office:value="52609">
                <text:p>5260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5456">
                <text:p>35456</text:p>
              </table:table-cell>
              <table:table-cell office:value-type="float" office:value="50440">
                <text:p>5044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4698">
                <text:p>34698</text:p>
              </table:table-cell>
              <table:table-cell office:value-type="float" office:value="49519">
                <text:p>4951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992">
                <text:p>24992</text:p>
              </table:table-cell>
              <table:table-cell office:value-type="float" office:value="35147">
                <text:p>35147</text:p>
              </table:table-cell>
              <table:table-cell office:value-type="float" office:value="49963">
                <text:p>4996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415">
                <text:p>23415</text:p>
              </table:table-cell>
              <table:table-cell office:value-type="float" office:value="34754">
                <text:p>34754</text:p>
              </table:table-cell>
              <table:table-cell office:value-type="float" office:value="52342">
                <text:p>5234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2616">
                <text:p>22616</text:p>
              </table:table-cell>
              <table:table-cell office:value-type="float" office:value="34274">
                <text:p>34274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676">
                <text:p>22676</text:p>
              </table:table-cell>
              <table:table-cell office:value-type="float" office:value="33508">
                <text:p>33508</text:p>
              </table:table-cell>
              <table:table-cell office:value-type="float" office:value="48690">
                <text:p>4869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490">
                <text:p>22490</text:p>
              </table:table-cell>
              <table:table-cell office:value-type="float" office:value="31418">
                <text:p>31418</text:p>
              </table:table-cell>
              <table:table-cell office:value-type="float" office:value="48531">
                <text:p>48531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2388">
                <text:p>22388</text:p>
              </table:table-cell>
              <table:table-cell office:value-type="float" office:value="30458">
                <text:p>30458</text:p>
              </table:table-cell>
              <table:table-cell office:value-type="float" office:value="50673">
                <text:p>5067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1676">
                <text:p>21676</text:p>
              </table:table-cell>
              <table:table-cell office:value-type="float" office:value="30430">
                <text:p>30430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2248">
                <text:p>22248</text:p>
              </table:table-cell>
              <table:table-cell office:value-type="float" office:value="29996">
                <text:p>29996</text:p>
              </table:table-cell>
              <table:table-cell office:value-type="float" office:value="44727">
                <text:p>44727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2204">
                <text:p>22204</text:p>
              </table:table-cell>
              <table:table-cell office:value-type="float" office:value="29198">
                <text:p>29198</text:p>
              </table:table-cell>
              <table:table-cell office:value-type="float" office:value="41899">
                <text:p>4189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1970">
                <text:p>21970</text:p>
              </table:table-cell>
              <table:table-cell office:value-type="float" office:value="28742">
                <text:p>28742</text:p>
              </table:table-cell>
              <table:table-cell office:value-type="float" office:value="40294">
                <text:p>40294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1112">
                <text:p>21112</text:p>
              </table:table-cell>
              <table:table-cell office:value-type="float" office:value="28274">
                <text:p>28274</text:p>
              </table:table-cell>
              <table:table-cell office:value-type="float" office:value="40733">
                <text:p>4073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8325">
                <text:p>18325</text:p>
              </table:table-cell>
              <table:table-cell office:value-type="float" office:value="27633">
                <text:p>27633</text:p>
              </table:table-cell>
              <table:table-cell office:value-type="float" office:value="40040">
                <text:p>4004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6218">
                <text:p>16218</text:p>
              </table:table-cell>
              <table:table-cell office:value-type="float" office:value="27242">
                <text:p>27242</text:p>
              </table:table-cell>
              <table:table-cell office:value-type="float" office:value="39142">
                <text:p>3914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3958">
                <text:p>13958</text:p>
              </table:table-cell>
              <table:table-cell office:value-type="float" office:value="25820">
                <text:p>25820</text:p>
              </table:table-cell>
              <table:table-cell office:value-type="float" office:value="39541">
                <text:p>3954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3035">
                <text:p>13035</text:p>
              </table:table-cell>
              <table:table-cell office:value-type="float" office:value="25635">
                <text:p>25635</text:p>
              </table:table-cell>
              <table:table-cell office:value-type="float" office:value="39796">
                <text:p>3979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0995">
                <text:p>10995</text:p>
              </table:table-cell>
              <table:table-cell office:value-type="float" office:value="23101">
                <text:p>23101</text:p>
              </table:table-cell>
              <table:table-cell office:value-type="float" office:value="39362">
                <text:p>3936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9045">
                <text:p>9045</text:p>
              </table:table-cell>
              <table:table-cell office:value-type="float" office:value="21254">
                <text:p>21254</text:p>
              </table:table-cell>
              <table:table-cell office:value-type="float" office:value="37618">
                <text:p>37618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180">
                <text:p>9180</text:p>
              </table:table-cell>
              <table:table-cell office:value-type="float" office:value="20959">
                <text:p>20959</text:p>
              </table:table-cell>
              <table:table-cell office:value-type="float" office:value="36912">
                <text:p>3691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0040">
                <text:p>10040</text:p>
              </table:table-cell>
              <table:table-cell office:value-type="float" office:value="20092">
                <text:p>20092</text:p>
              </table:table-cell>
              <table:table-cell office:value-type="float" office:value="35735">
                <text:p>35735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7460">
                <text:p>7460</text:p>
              </table:table-cell>
              <table:table-cell office:value-type="float" office:value="17812">
                <text:p>17812</text:p>
              </table:table-cell>
              <table:table-cell office:value-type="float" office:value="31331">
                <text:p>31331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9792">
                <text:p>9792</text:p>
              </table:table-cell>
              <table:table-cell office:value-type="float" office:value="16524">
                <text:p>16524</text:p>
              </table:table-cell>
              <table:table-cell office:value-type="float" office:value="27495">
                <text:p>2749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0020">
                <text:p>10020</text:p>
              </table:table-cell>
              <table:table-cell office:value-type="float" office:value="16464">
                <text:p>16464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7530">
                <text:p>7530</text:p>
              </table:table-cell>
              <table:table-cell office:value-type="float" office:value="15224">
                <text:p>15224</text:p>
              </table:table-cell>
              <table:table-cell office:value-type="float" office:value="26512">
                <text:p>26512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595">
                <text:p>5595</text:p>
              </table:table-cell>
              <table:table-cell office:value-type="float" office:value="14130">
                <text:p>14130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365">
                <text:p>7365</text:p>
              </table:table-cell>
              <table:table-cell office:value-type="float" office:value="14553">
                <text:p>14553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7220">
                <text:p>7220</text:p>
              </table:table-cell>
              <table:table-cell office:value-type="float" office:value="13110">
                <text:p>13110</text:p>
              </table:table-cell>
              <table:table-cell office:value-type="float" office:value="22368">
                <text:p>22368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5140">
                <text:p>5140</text:p>
              </table:table-cell>
              <table:table-cell office:value-type="float" office:value="11242">
                <text:p>11242</text:p>
              </table:table-cell>
              <table:table-cell office:value-type="float" office:value="20178">
                <text:p>20178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7340">
                <text:p>7340</text:p>
              </table:table-cell>
              <table:table-cell office:value-type="float" office:value="12111">
                <text:p>12111</text:p>
              </table:table-cell>
              <table:table-cell office:value-type="float" office:value="21168">
                <text:p>2116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7665">
                <text:p>7665</text:p>
              </table:table-cell>
              <table:table-cell office:value-type="float" office:value="12608">
                <text:p>12608</text:p>
              </table:table-cell>
              <table:table-cell office:value-type="float" office:value="21952">
                <text:p>2195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5415">
                <text:p>5415</text:p>
              </table:table-cell>
              <table:table-cell office:value-type="float" office:value="11634">
                <text:p>11634</text:p>
              </table:table-cell>
              <table:table-cell office:value-type="float" office:value="20816">
                <text:p>20816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3855">
                <text:p>3855</text:p>
              </table:table-cell>
              <table:table-cell office:value-type="float" office:value="10746">
                <text:p>10746</text:p>
              </table:table-cell>
              <table:table-cell office:value-type="float" office:value="19776">
                <text:p>19776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505">
                <text:p>5505</text:p>
              </table:table-cell>
              <table:table-cell office:value-type="float" office:value="12160">
                <text:p>12160</text:p>
              </table:table-cell>
              <table:table-cell office:value-type="float" office:value="23083">
                <text:p>23083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5776">
                <text:p>5776</text:p>
              </table:table-cell>
              <table:table-cell office:value-type="float" office:value="11286">
                <text:p>11286</text:p>
              </table:table-cell>
              <table:table-cell office:value-type="float" office:value="18819">
                <text:p>18819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4112">
                <text:p>4112</text:p>
              </table:table-cell>
              <table:table-cell office:value-type="float" office:value="10812">
                <text:p>10812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5872">
                <text:p>5872</text:p>
              </table:table-cell>
              <table:table-cell office:value-type="float" office:value="11523">
                <text:p>11523</text:p>
              </table:table-cell>
              <table:table-cell office:value-type="float" office:value="23622">
                <text:p>2362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7152">
                <text:p>7152</text:p>
              </table:table-cell>
              <table:table-cell office:value-type="float" office:value="11959">
                <text:p>11959</text:p>
              </table:table-cell>
              <table:table-cell office:value-type="float" office:value="21394">
                <text:p>2139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6384">
                <text:p>6384</text:p>
              </table:table-cell>
              <table:table-cell office:value-type="float" office:value="10439">
                <text:p>10439</text:p>
              </table:table-cell>
              <table:table-cell office:value-type="float" office:value="17442">
                <text:p>1744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6272">
                <text:p>6272</text:p>
              </table:table-cell>
              <table:table-cell office:value-type="float" office:value="10186">
                <text:p>10186</text:p>
              </table:table-cell>
              <table:table-cell office:value-type="float" office:value="18099">
                <text:p>18099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6463">
                <text:p>6463</text:p>
              </table:table-cell>
              <table:table-cell office:value-type="float" office:value="10660">
                <text:p>10660</text:p>
              </table:table-cell>
              <table:table-cell office:value-type="float" office:value="20268">
                <text:p>2026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6056">
                <text:p>6056</text:p>
              </table:table-cell>
              <table:table-cell office:value-type="float" office:value="9888">
                <text:p>9888</text:p>
              </table:table-cell>
              <table:table-cell office:value-type="float" office:value="16554">
                <text:p>1655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5455">
                <text:p>5455</text:p>
              </table:table-cell>
              <table:table-cell office:value-type="float" office:value="9613">
                <text:p>9613</text:p>
              </table:table-cell>
              <table:table-cell office:value-type="float" office:value="18449">
                <text:p>18449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914">
                <text:p>4914</text:p>
              </table:table-cell>
              <table:table-cell office:value-type="float" office:value="9554">
                <text:p>9554</text:p>
              </table:table-cell>
              <table:table-cell office:value-type="float" office:value="18698">
                <text:p>18698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4427">
                <text:p>4427</text:p>
              </table:table-cell>
              <table:table-cell office:value-type="float" office:value="8886">
                <text:p>8886</text:p>
              </table:table-cell>
              <table:table-cell office:value-type="float" office:value="19556">
                <text:p>19556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3988">
                <text:p>3988</text:p>
              </table:table-cell>
              <table:table-cell office:value-type="float" office:value="8592">
                <text:p>8592</text:p>
              </table:table-cell>
              <table:table-cell office:value-type="float" office:value="20453">
                <text:p>20453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3592">
                <text:p>3592</text:p>
              </table:table-cell>
              <table:table-cell office:value-type="float" office:value="8188">
                <text:p>8188</text:p>
              </table:table-cell>
              <table:table-cell office:value-type="float" office:value="21392">
                <text:p>21392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3236">
                <text:p>3236</text:p>
              </table:table-cell>
              <table:table-cell office:value-type="float" office:value="7859">
                <text:p>7859</text:p>
              </table:table-cell>
              <table:table-cell office:value-type="float" office:value="22373">
                <text:p>22373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2915">
                <text:p>2915</text:p>
              </table:table-cell>
              <table:table-cell office:value-type="float" office:value="7667">
                <text:p>7667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18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829.6">
                <text:p>6829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6600.2">
                <text:p>660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6346.2">
                <text:p>6346.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6109.6">
                <text:p>6109.6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5940.33333333333">
                <text:p>5940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4cm" svg:y="1.404cm" svg:width="30.91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1.814">
                <text:p>11.8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1.358">
                <text:p>11.35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0.678">
                <text:p>10.678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0.644">
                <text:p>10.644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2cm" svg:y="1.352cm" svg:width="31.37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895132969491">
                <text:p>1.108951329694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154326422397">
                <text:p>1.1115432642239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510598661067">
                <text:p>1.1151059866106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882821446428">
                <text:p>1.088828214464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949329229991">
                <text:p>1.1394932922999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900226933977">
                <text:p>1.1290022693397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1057154993359">
                <text:p>1.1105715499335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445863118377">
                <text:p>1.1244586311837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3640977592955">
                <text:p>1.0364097759295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6468350679357">
                <text:p>1.1646835067935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943232280499">
                <text:p>1.0794323228049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551027413901">
                <text:p>1.08551027413901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1704707827563">
                <text:p>1.1170470782756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891549673315">
                <text:p>1.1989154967331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870578795762">
                <text:p>1.1687057879576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20148336617764">
                <text:p>1.20148336617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8908398170116">
                <text:p>1.1890839817011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7445799024012">
                <text:p>1.1744579902401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213671920145">
                <text:p>1.1521367192014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20875559057656">
                <text:p>1.2087555905765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9303218161213">
                <text:p>1.1930321816121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3861803649522">
                <text:p>1.1386180364952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9660841724458">
                <text:p>1.0966084172445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5161165304752">
                <text:p>1.0516116530475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97561573551548">
                <text:p>0.99756157355154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97039361152446">
                <text:p>0.99703936115244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6425532569746">
                <text:p>1.0642553256974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4563037701004">
                <text:p>1.0456303770100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74206007655855">
                <text:p>0.97420600765585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138211351301">
                <text:p>1.0138211351301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341757150174">
                <text:p>1.0534175715017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0722647276284">
                <text:p>1.0072264727628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984886764485456">
                <text:p>0.98488676448545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610385355852">
                <text:p>0.961038535585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52055725583607">
                <text:p>0.952055725583607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920017788747">
                <text:p>0.992001778874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2444904583842">
                <text:p>0.98244490458384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3473304192617">
                <text:p>1.03473304192617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094815091322">
                <text:p>1.0709481509132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35583801572255">
                <text:p>0.93558380157225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006406039006">
                <text:p>1.0600640603900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06504026335232">
                <text:p>0.90650402633523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07280621941635">
                <text:p>0.907280621941635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31739654142702">
                <text:p>0.93173965414270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222814065266">
                <text:p>1.06222814065266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0690058220948">
                <text:p>1.0069005822094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03167265924157">
                <text:p>0.90316726592415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94669726670433">
                <text:p>0.894669726670433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88684072723314">
                <text:p>0.88684072723314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79793816629731">
                <text:p>0.979793816629731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21677575502116">
                <text:p>0.92167757550211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875893488938396">
                <text:p>0.87589348893839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64554286594007">
                <text:p>0.96455428659400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17228462624902">
                <text:p>0.91722846262490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22210457078605">
                <text:p>0.92221045707860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38388070408197">
                <text:p>0.938388070408197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797018066879625">
                <text:p>0.797018066879625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746540370337527">
                <text:p>0.746540370337527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21211917815792">
                <text:p>0.92121191781579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69423762705738">
                <text:p>0.69423762705738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843482214785163">
                <text:p>0.843482214785163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03424210075086">
                <text:p>0.80342421007508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666147537579537">
                <text:p>0.666147537579537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794896328935986">
                <text:p>0.7948963289359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82863600127551">
                <text:p>0.82863600127551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660511671872743">
                <text:p>0.660511671872743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3984205140168">
                <text:p>0.9398420514016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795246189997272">
                <text:p>0.79524618999727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773247924361342">
                <text:p>0.77324792436134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06079470820041">
                <text:p>0.806079470820041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.07966892248068">
                <text:p>1.0796689224806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91891025599732">
                <text:p>0.9189102559973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823149117167057">
                <text:p>0.823149117167057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.23259750398622">
                <text:p>1.2325975039862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01048731656061">
                <text:p>1.01048731656061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15970737340669">
                <text:p>0.815970737340669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822758459277582">
                <text:p>0.82275845927758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968608246404647">
                <text:p>0.968608246404647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820611903664729">
                <text:p>0.820611903664729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910093525957978">
                <text:p>0.9100935259579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0.757731682290971">
                <text:p>0.757731682290971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987679168936495">
                <text:p>0.987679168936495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831259177263961">
                <text:p>0.831259177263961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.01606103527864">
                <text:p>1.0160610352786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852538988850393">
                <text:p>0.852538988850393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0.925002228600308">
                <text:p>0.92500222860030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649.4">
                <text:p>22649.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4703.6">
                <text:p>24703.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3543.6">
                <text:p>23543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0540.2">
                <text:p>2054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8776.6">
                <text:p>18776.6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7298">
                <text:p>17298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7519">
                <text:p>17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